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Arial1" svg:font-family="Arial"/>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MS ゴシック" svg:font-family="'MS ゴシック'" style:font-pitch="variable"/>
    <style:font-face style:name="MS ゴシック1" svg:font-family="'MS ゴシック'"/>
    <style:font-face style:name="Noto Sans" svg:font-family="'Noto Sans'" style:font-family-generic="roman" style:font-pitch="variable"/>
    <style:font-face style:name="Noto Sans CJK JP" svg:font-family="'Noto Sans CJK JP'" style:font-family-generic="system" style:font-pitch="variable"/>
    <style:font-face style:name="Noto Sans CJK JP1" svg:font-family="'Noto Sans CJK JP'" style:font-pitch="variable"/>
    <style:font-face style:name="Noto Serif CJK JP" svg:font-family="'Noto Serif CJK JP'"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2" style:family="graphic">
      <style:graphic-properties style:protect="size"/>
    </style:style>
    <style:style style:name="gr3" style:family="graphic" style:parent-style-name="standard">
      <style:graphic-properties draw:stroke="solid" svg:stroke-width="0.05cm" svg:stroke-color="#3465a4" draw:stroke-linejoin="round" draw:fill="none" draw:textarea-vertical-align="top" draw:auto-grow-height="false" fo:min-height="0cm" fo:min-width="0cm" fo:padding-top="0.125cm" fo:padding-bottom="0.125cm" fo:padding-left="0.25cm" fo:padding-right="0.25cm" fo:wrap-option="wrap"/>
    </style:style>
    <style:style style:name="gr4" style:family="graphic" style:parent-style-name="standard">
      <style:graphic-properties draw:stroke="solid" svg:stroke-width="0.05cm" svg:stroke-color="#3465a4" draw:stroke-linejoin="round" draw:fill="none" draw:textarea-horizontal-align="center" draw:textarea-vertical-align="top" draw:auto-grow-height="false" fo:padding-top="0.125cm" fo:padding-bottom="0.125cm" fo:padding-left="0.25cm" fo:padding-right="0.25cm" fo:wrap-option="wrap"/>
    </style:style>
    <style:style style:name="gr5" style:family="graphic" style:parent-style-name="standard">
      <style:graphic-properties draw:stroke="none" svg:stroke-width="0.05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6" style:family="graphic" style:parent-style-name="standard">
      <style:graphic-properties draw:stroke="solid" svg:stroke-width="0cm" svg:stroke-color="#3465a4" draw:fill="solid" draw:fill-color="#729fcf" draw:textarea-vertical-align="top" draw:auto-grow-height="false" fo:min-height="0cm" fo:min-width="0cm" fo:padding-top="0.125cm" fo:padding-bottom="0.125cm" fo:padding-left="0.25cm" fo:padding-right="0.25cm" fo:wrap-option="wrap"/>
    </style:style>
    <style:style style:name="gr7" style:family="graphic" style:parent-style-name="standard">
      <style:graphic-properties draw:stroke="solid" svg:stroke-width="0cm" svg:stroke-color="#3465a4" draw:fill="none" draw:textarea-vertical-align="top" draw:auto-grow-height="false" fo:min-height="0cm" fo:min-width="0cm" fo:padding-top="0.125cm" fo:padding-bottom="0.125cm" fo:padding-left="0.25cm" fo:padding-right="0.25cm" fo:wrap-option="wrap"/>
    </style:style>
    <style:style style:name="gr8" style:family="graphic" style:parent-style-name="standard">
      <style:graphic-properties draw:stroke="solid" svg:stroke-width="0.05cm" svg:stroke-color="#3465a4" draw:marker-end="msArrowEnd_20_5" draw:marker-end-width="0.21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9" style:family="graphic" style:parent-style-name="standard">
      <style:graphic-properties draw:stroke="solid" svg:stroke-width="0.05cm" svg:stroke-color="#3465a4"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10" style:family="graphic" style:parent-style-name="standard">
      <style:graphic-properties draw:stroke="solid" svg:stroke-width="0.05cm" svg:stroke-color="#3465a4" draw:stroke-linejoin="round" draw:fill="none" draw:textarea-vertical-align="top" draw:auto-grow-height="false" fo:min-height="0.75cm" fo:min-width="4.5cm" fo:padding-top="0.125cm" fo:padding-bottom="0.125cm" fo:padding-left="0.25cm" fo:padding-right="0.25cm" fo:wrap-option="wrap"/>
    </style:style>
    <style:style style:name="gr11" style:family="graphic" style:parent-style-name="standard">
      <style:graphic-properties draw:stroke="solid" svg:stroke-width="0.05cm" svg:stroke-color="#3465a4" draw:stroke-linejoin="round" draw:fill="none" draw:textarea-vertical-align="top" draw:auto-grow-height="false" fo:min-height="2.75cm" fo:min-width="4.478cm" fo:padding-top="0.125cm" fo:padding-bottom="0.125cm" fo:padding-left="0.25cm" fo:padding-right="0.25cm" fo:wrap-option="wrap"/>
    </style:style>
    <style:style style:name="gr12" style:family="graphic" style:parent-style-name="standard">
      <style:graphic-properties draw:stroke="none" svg:stroke-width="0.05cm" draw:fill="none" draw:textarea-vertical-align="top" draw:auto-grow-height="false" draw:fit-to-size="false" style:shrink-to-fit="false" fo:min-height="0.556cm" fo:min-width="1.354cm" fo:padding-top="0.125cm" fo:padding-bottom="0.125cm" fo:padding-left="0.25cm" fo:padding-right="0.25cm" fo:wrap-option="wrap"/>
      <style:paragraph-properties style:writing-mode="lr-tb"/>
    </style:style>
    <style:style style:name="gr13" style:family="graphic" style:parent-style-name="standard">
      <style:graphic-properties draw:stroke="none" svg:stroke-width="0.05cm" draw:fill="none" draw:textarea-vertical-align="top" draw:auto-grow-height="false" draw:fit-to-size="false" style:shrink-to-fit="false" fo:min-height="2.593cm" fo:min-width="4.46cm" fo:padding-top="0.125cm" fo:padding-bottom="0.125cm" fo:padding-left="0.25cm" fo:padding-right="0.25cm" fo:wrap-option="wrap"/>
      <style:paragraph-properties style:writing-mode="lr-tb"/>
    </style:style>
    <style:style style:name="gr14" style:family="graphic" style:parent-style-name="standard">
      <style:graphic-properties draw:stroke="solid" svg:stroke-width="0.05cm" svg:stroke-color="#3465a4" draw:stroke-linejoin="round" draw:fill="none" draw:textarea-vertical-align="top" draw:auto-grow-height="false" fo:min-height="0.75cm" fo:min-width="3.099cm" fo:padding-top="0.125cm" fo:padding-bottom="0.125cm" fo:padding-left="0.25cm" fo:padding-right="0.25cm" fo:wrap-option="wrap"/>
    </style:style>
    <style:style style:name="gr15" style:family="graphic" style:parent-style-name="standard">
      <style:graphic-properties draw:stroke="solid" svg:stroke-width="0.05cm" svg:stroke-color="#3465a4" draw:stroke-linejoin="round" draw:fill="none" draw:textarea-vertical-align="top" draw:auto-grow-height="false" fo:min-height="1.391cm" fo:min-width="3.077cm" fo:padding-top="0.125cm" fo:padding-bottom="0.125cm" fo:padding-left="0.25cm" fo:padding-right="0.25cm" fo:wrap-option="wrap"/>
    </style:style>
    <style:style style:name="gr16" style:family="graphic" style:parent-style-name="standard">
      <style:graphic-properties draw:stroke="none" svg:stroke-width="0.05cm" draw:fill="none" draw:textarea-vertical-align="top" draw:auto-grow-height="false" draw:fit-to-size="false" style:shrink-to-fit="false" fo:min-height="0.649cm" fo:min-width="1.249cm" fo:padding-top="0.125cm" fo:padding-bottom="0.125cm" fo:padding-left="0.25cm" fo:padding-right="0.25cm" fo:wrap-option="wrap"/>
      <style:paragraph-properties style:writing-mode="lr-tb"/>
    </style:style>
    <style:style style:name="gr17" style:family="graphic" style:parent-style-name="standard">
      <style:graphic-properties draw:stroke="none" svg:stroke-width="0.05cm" draw:fill="none" draw:textarea-vertical-align="top" draw:auto-grow-height="false" draw:fit-to-size="false" style:shrink-to-fit="false" fo:min-height="1.297cm" fo:min-width="3.087cm" fo:padding-top="0.125cm" fo:padding-bottom="0.125cm" fo:padding-left="0.25cm" fo:padding-right="0.25cm" fo:wrap-option="wrap"/>
      <style:paragraph-properties style:writing-mode="lr-tb"/>
    </style:style>
    <style:style style:name="gr18" style:family="graphic" style:parent-style-name="standard">
      <style:graphic-properties draw:stroke="none" svg:stroke-width="0.05cm" draw:fill="none" draw:textarea-vertical-align="top" draw:auto-grow-height="false" draw:fit-to-size="false" style:shrink-to-fit="false" fo:min-height="0.649cm" fo:min-width="3.091cm" fo:padding-top="0.125cm" fo:padding-bottom="0.125cm" fo:padding-left="0.25cm" fo:padding-right="0.25cm" fo:wrap-option="wrap"/>
      <style:paragraph-properties style:writing-mode="lr-tb"/>
    </style:style>
    <style:style style:name="gr19" style:family="graphic" style:parent-style-name="standard">
      <style:graphic-properties draw:stroke="solid" svg:stroke-width="0.05cm" svg:stroke-color="#3465a4" draw:stroke-linejoin="round" draw:fill="none" draw:textarea-vertical-align="top" draw:auto-grow-height="false" fo:min-height="0.75cm" fo:min-width="4cm" fo:padding-top="0.125cm" fo:padding-bottom="0.125cm" fo:padding-left="0.25cm" fo:padding-right="0.25cm" fo:wrap-option="wrap"/>
    </style:style>
    <style:style style:name="gr20" style:family="graphic" style:parent-style-name="standard">
      <style:graphic-properties draw:stroke="solid" svg:stroke-width="0.05cm" svg:stroke-color="#3465a4" draw:stroke-linejoin="round" draw:fill="none" draw:textarea-vertical-align="top" draw:auto-grow-height="false" fo:min-height="2.04cm" fo:min-width="4.037cm" fo:padding-top="0.125cm" fo:padding-bottom="0.125cm" fo:padding-left="0.25cm" fo:padding-right="0.25cm" fo:wrap-option="wrap"/>
    </style:style>
    <style:style style:name="gr21" style:family="graphic" style:parent-style-name="standard">
      <style:graphic-properties draw:stroke="solid" svg:stroke-width="0.05cm" svg:stroke-color="#3465a4" draw:stroke-linejoin="round" draw:fill="none" draw:textarea-vertical-align="top" draw:auto-grow-height="false" fo:min-height="1.45cm" fo:min-width="4.037cm" fo:padding-top="0.125cm" fo:padding-bottom="0.125cm" fo:padding-left="0.25cm" fo:padding-right="0.25cm" fo:wrap-option="wrap"/>
    </style:style>
    <style:style style:name="gr22" style:family="graphic" style:parent-style-name="standard">
      <style:graphic-properties draw:stroke="none" svg:stroke-width="0.05cm" draw:fill="none" draw:textarea-vertical-align="top" draw:auto-grow-height="false" draw:fit-to-size="false" style:shrink-to-fit="false" fo:min-height="0.649cm" fo:min-width="3.489cm" fo:padding-top="0.125cm" fo:padding-bottom="0.125cm" fo:padding-left="0.25cm" fo:padding-right="0.25cm" fo:wrap-option="wrap"/>
      <style:paragraph-properties style:writing-mode="lr-tb"/>
    </style:style>
    <style:style style:name="gr23" style:family="graphic" style:parent-style-name="standard">
      <style:graphic-properties draw:stroke="none" svg:stroke-width="0.05cm" draw:fill="none" draw:textarea-vertical-align="top" draw:auto-grow-height="false" draw:fit-to-size="false" style:shrink-to-fit="false" fo:min-height="1.945cm" fo:min-width="3.638cm" fo:padding-top="0.125cm" fo:padding-bottom="0.125cm" fo:padding-left="0.25cm" fo:padding-right="0.25cm" fo:wrap-option="wrap"/>
      <style:paragraph-properties style:writing-mode="lr-tb"/>
    </style:style>
    <style:style style:name="gr24" style:family="graphic" style:parent-style-name="standard">
      <style:graphic-properties draw:stroke="none" svg:stroke-width="0.05cm" draw:fill="none" draw:textarea-vertical-align="top" draw:auto-grow-height="false" draw:fit-to-size="false" style:shrink-to-fit="false" fo:min-height="1.297cm" fo:min-width="3.964cm" fo:padding-top="0.125cm" fo:padding-bottom="0.125cm" fo:padding-left="0.25cm" fo:padding-right="0.25cm" fo:wrap-option="wrap"/>
      <style:paragraph-properties style:writing-mode="lr-tb"/>
    </style:style>
    <style:style style:name="gr25" style:family="graphic" style:parent-style-name="standard">
      <style:graphic-properties draw:stroke="solid" svg:stroke-width="0.05cm" svg:stroke-color="#3465a4" draw:stroke-linejoin="round" draw:fill="none" draw:textarea-vertical-align="top" draw:auto-grow-height="false" fo:min-height="0.75cm" fo:min-width="5.5cm" fo:padding-top="0.125cm" fo:padding-bottom="0.125cm" fo:padding-left="0.25cm" fo:padding-right="0.25cm" fo:wrap-option="wrap"/>
    </style:style>
    <style:style style:name="gr26" style:family="graphic" style:parent-style-name="standard">
      <style:graphic-properties draw:stroke="solid" svg:stroke-width="0.05cm" svg:stroke-color="#3465a4" draw:stroke-linejoin="round" draw:fill="none" draw:textarea-vertical-align="top" draw:auto-grow-height="false" fo:min-height="2.25cm" fo:min-width="5.468cm" fo:padding-top="0.125cm" fo:padding-bottom="0.125cm" fo:padding-left="0.25cm" fo:padding-right="0.25cm" fo:wrap-option="wrap"/>
    </style:style>
    <style:style style:name="gr27" style:family="graphic" style:parent-style-name="standard">
      <style:graphic-properties draw:stroke="none" svg:stroke-width="0.05cm" draw:fill="none" draw:textarea-vertical-align="top" draw:auto-grow-height="false" draw:fit-to-size="false" style:shrink-to-fit="false" fo:min-height="0.649cm" fo:min-width="2.44cm" fo:padding-top="0.125cm" fo:padding-bottom="0.125cm" fo:padding-left="0.25cm" fo:padding-right="0.25cm" fo:wrap-option="wrap"/>
      <style:paragraph-properties style:writing-mode="lr-tb"/>
    </style:style>
    <style:style style:name="gr28" style:family="graphic" style:parent-style-name="standard">
      <style:graphic-properties draw:stroke="none" svg:stroke-width="0.05cm" draw:fill="none" draw:textarea-vertical-align="top" draw:auto-grow-height="false" draw:fit-to-size="false" style:shrink-to-fit="false" fo:min-height="1.945cm" fo:min-width="5.45cm" fo:padding-top="0.125cm" fo:padding-bottom="0.125cm" fo:padding-left="0.25cm" fo:padding-right="0.25cm" fo:wrap-option="wrap"/>
      <style:paragraph-properties style:writing-mode="lr-tb"/>
    </style:style>
    <style:style style:name="gr29" style:family="graphic" style:parent-style-name="standard">
      <style:graphic-properties draw:stroke="dash" draw:stroke-dash="Long_20_Dash" svg:stroke-width="0.05cm" svg:stroke-color="#3465a4" draw:marker-end="msArrowEnd_20_5" draw:marker-end-width="0.21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30" style:family="graphic" style:parent-style-name="standard">
      <style:graphic-properties draw:stroke="none" svg:stroke-width="0.05cm" draw:fill="none" draw:textarea-vertical-align="top" draw:auto-grow-height="false" draw:fit-to-size="false" style:shrink-to-fit="false" fo:min-height="0.556cm" fo:min-width="1.352cm" fo:padding-top="0.125cm" fo:padding-bottom="0.125cm" fo:padding-left="0.25cm" fo:padding-right="0.25cm" fo:wrap-option="wrap"/>
      <style:paragraph-properties style:writing-mode="lr-tb"/>
    </style:style>
    <style:style style:name="gr31" style:family="graphic" style:parent-style-name="standard">
      <style:graphic-properties draw:stroke="none" svg:stroke-width="0.05cm" draw:fill="none" draw:textarea-vertical-align="top" draw:auto-grow-height="false" draw:fit-to-size="false" style:shrink-to-fit="false" fo:min-height="0.649cm" fo:min-width="1.099cm" fo:padding-top="0.125cm" fo:padding-bottom="0.125cm" fo:padding-left="0.25cm" fo:padding-right="0.25cm" fo:wrap-option="wrap"/>
      <style:paragraph-properties style:writing-mode="lr-tb"/>
    </style:style>
    <style:style style:name="gr32" style:family="graphic" style:parent-style-name="standard">
      <style:graphic-properties draw:stroke="solid" svg:stroke-width="0.05cm" svg:stroke-color="#3465a4" draw:stroke-linejoin="round" draw:fill="solid" draw:fill-color="#ffffff" draw:textarea-vertical-align="top" draw:auto-grow-height="false" fo:min-height="0cm" fo:min-width="0cm" fo:padding-top="0.125cm" fo:padding-bottom="0.125cm" fo:padding-left="0.25cm" fo:padding-right="0.25cm" fo:wrap-option="wrap"/>
    </style:style>
    <style:style style:name="gr33" style:family="graphic" style:parent-style-name="standard">
      <style:graphic-properties draw:stroke="none" svg:stroke-width="0cm" draw:fill="none" draw:textarea-vertical-align="top" draw:auto-grow-height="false" draw:fit-to-size="false" style:shrink-to-fit="false" fo:min-height="0.649cm" fo:min-width="2.24cm" fo:padding-top="0.125cm" fo:padding-bottom="0.125cm" fo:padding-left="0.25cm" fo:padding-right="0.25cm" fo:wrap-option="wrap"/>
      <style:paragraph-properties style:writing-mode="lr-tb"/>
    </style:style>
    <style:style style:name="gr34" style:family="graphic" style:parent-style-name="standard">
      <style:graphic-properties draw:stroke="none" svg:stroke-width="0.05cm" draw:fill="none" draw:textarea-vertical-align="top" draw:auto-grow-height="false" draw:fit-to-size="false" style:shrink-to-fit="false" fo:min-height="0.556cm" fo:min-width="1.873cm" fo:padding-top="0.125cm" fo:padding-bottom="0.125cm" fo:padding-left="0.25cm" fo:padding-right="0.25cm" fo:wrap-option="wrap"/>
      <style:paragraph-properties style:writing-mode="lr-tb"/>
    </style:style>
    <style:style style:name="gr35" style:family="graphic" style:parent-style-name="standard">
      <style:graphic-properties draw:stroke="none" svg:stroke-width="0.05cm" draw:fill="none" draw:textarea-vertical-align="top" draw:auto-grow-height="false" draw:fit-to-size="false" style:shrink-to-fit="false" fo:min-height="0.556cm" fo:min-width="1.872cm" fo:padding-top="0.125cm" fo:padding-bottom="0.125cm" fo:padding-left="0.25cm" fo:padding-right="0.25cm" fo:wrap-option="wrap"/>
      <style:paragraph-properties style:writing-mode="lr-tb"/>
    </style:style>
    <style:style style:name="gr36" style:family="graphic" style:parent-style-name="standard" style:list-style-name="L4">
      <style:graphic-properties draw:stroke="none" svg:stroke-width="0cm" draw:fill="none" draw:textarea-vertical-align="top" draw:auto-grow-height="false" draw:fit-to-size="false" style:shrink-to-fit="false" fo:min-height="0.649cm" fo:min-width="2.144cm" fo:padding-top="0.125cm" fo:padding-bottom="0.125cm" fo:padding-left="0.25cm" fo:padding-right="0.25cm" fo:wrap-option="wrap"/>
      <style:paragraph-properties style:writing-mode="lr-tb"/>
    </style:style>
    <style:style style:name="pr1" style:family="presentation" style:parent-style-name="Title_20_Slide-title">
      <style:graphic-properties draw:stroke="none" svg:stroke-width="0cm" draw:fill="none" draw:textarea-vertical-align="middle" draw:auto-grow-height="false" draw:fit-to-size="false" style:shrink-to-fit="false" fo:min-height="2.63cm" fo:padding-top="0cm" fo:padding-bottom="0cm" fo:padding-left="0cm" fo:padding-right="0cm" fo:wrap-option="wrap"/>
      <style:paragraph-properties style:writing-mode="lr-tb"/>
    </style:style>
    <style:style style:name="pr2" style:family="presentation" style:parent-style-name="Title_20_Slide-subtitle" style:list-style-name="L5">
      <style:graphic-properties draw:stroke="none" svg:stroke-width="0cm" draw:fill="none" draw:fill-color="#ffffff" draw:textarea-vertical-align="middle" draw:auto-grow-height="false" draw:fit-to-size="false" style:shrink-to-fit="false" fo:min-height="9.136cm" fo:padding-top="0cm" fo:padding-bottom="0cm" fo:padding-left="0cm" fo:padding-right="0cm" fo:wrap-option="wrap"/>
      <style:paragraph-properties style:writing-mode="lr-tb"/>
    </style:style>
    <style:style style:name="pr3" style:family="presentation" style:parent-style-name="Title_20_Slide-notes">
      <style:graphic-properties draw:fill-color="#ffffff" fo:min-height="13.364cm"/>
      <style:paragraph-properties style:writing-mode="lr-tb"/>
    </style:style>
    <style:style style:name="pr4" style:family="presentation" style:parent-style-name="Title_2c__20_Content-title">
      <style:graphic-properties draw:stroke="none" svg:stroke-width="0cm" draw:fill="none" draw:textarea-vertical-align="middle" draw:auto-grow-height="false" draw:fit-to-size="false" style:shrink-to-fit="false" fo:min-height="2.63cm" fo:padding-top="0cm" fo:padding-bottom="0cm" fo:padding-left="0cm" fo:padding-right="0cm" fo:wrap-option="wrap"/>
      <style:paragraph-properties style:writing-mode="lr-tb"/>
    </style:style>
    <style:style style:name="pr5" style:family="presentation" style:parent-style-name="Title_2c__20_Content-outline1">
      <style:graphic-properties draw:stroke="none" svg:stroke-width="0cm" draw:fill="none" draw:textarea-vertical-align="top" draw:auto-grow-height="false" draw:fit-to-size="false" style:shrink-to-fit="true" fo:min-height="8.885cm" fo:padding-top="0cm" fo:padding-bottom="0cm" fo:padding-left="0cm" fo:padding-right="0cm" fo:wrap-option="wrap"/>
      <style:paragraph-properties style:writing-mode="lr-tb"/>
    </style:style>
    <style:style style:name="pr6" style:family="presentation" style:parent-style-name="Title_2c__20_Content-notes">
      <style:graphic-properties draw:fill-color="#ffffff" fo:min-height="13.364cm"/>
      <style:paragraph-properties style:writing-mode="lr-tb"/>
    </style:style>
    <style:style style:name="P1" style:family="paragraph">
      <style:paragraph-properties fo:margin-top="0cm" fo:margin-bottom="0cm" fo:line-height="100%" fo:text-align="center"/>
    </style:style>
    <style:style style:name="P2" style:family="paragraph">
      <loext:graphic-properties draw:fill="none"/>
      <style:paragraph-properties fo:text-align="center" style:writing-mode="lr-tb" style:font-independent-line-spacing="true"/>
      <style:text-properties fo:font-size="18pt"/>
    </style:style>
    <style:style style:name="P3"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4" style:family="paragraph">
      <style:paragraph-properties fo:margin-top="0cm" fo:margin-bottom="0cm" fo:line-height="100%" fo:text-align="center" style:writing-mode="lr-tb"/>
      <style:text-properties fo:font-size="18pt"/>
    </style:style>
    <style:style style:name="P5" style:family="paragraph">
      <loext:graphic-properties draw:fill-color="#ffffff"/>
      <style:paragraph-properties style:writing-mode="lr-tb"/>
    </style:style>
    <style:style style:name="P6" style:family="paragraph">
      <style:paragraph-properties fo:margin-left="0cm" fo:margin-right="0cm" fo:margin-top="0cm" fo:margin-bottom="0cm" fo:line-height="100%" fo:text-align="start" fo:text-indent="0cm"/>
    </style:style>
    <style:style style:name="P7" style:family="paragraph">
      <loext:graphic-properties draw:fill="none"/>
      <style:paragraph-properties fo:text-align="start" style:writing-mode="lr-tb" style:font-independent-line-spacing="true"/>
      <style:text-properties fo:font-size="18pt"/>
    </style:style>
    <style:style style:name="P8" style:family="paragraph">
      <loext:graphic-properties draw:fill="none"/>
      <style:paragraph-properties fo:text-align="start"/>
      <style:text-properties fo:font-size="18pt"/>
    </style:style>
    <style:style style:name="P9" style:family="paragraph">
      <style:paragraph-properties fo:margin-top="0cm" fo:margin-bottom="0cm" fo:line-height="100%" fo:text-align="start" style:writing-mode="lr-tb"/>
      <style:text-properties fo:font-size="18pt"/>
    </style:style>
    <style:style style:name="P10" style:family="paragraph">
      <loext:graphic-properties draw:fill="solid" draw:fill-color="#729fcf"/>
      <style:paragraph-properties fo:text-align="start"/>
      <style:text-properties fo:font-size="18pt"/>
    </style:style>
    <style:style style:name="P11" style:family="paragraph">
      <loext:graphic-properties draw:fill="none"/>
      <style:paragraph-properties fo:margin-top="0cm" fo:margin-bottom="0cm" fo:line-height="100%" fo:text-align="center" style:writing-mode="lr-tb" style:font-independent-line-spacing="true"/>
      <style:text-properties fo:font-size="18pt"/>
    </style:style>
    <style:style style:name="P12" style:family="paragraph">
      <loext:graphic-properties draw:fill="none"/>
      <style:paragraph-properties fo:margin-top="0cm" fo:margin-bottom="0cm" fo:line-height="100%" fo:text-align="start" style:writing-mode="lr-tb" style:font-independent-line-spacing="true"/>
      <style:text-properties fo:font-size="18pt"/>
    </style:style>
    <style:style style:name="P13" style:family="paragraph">
      <loext:graphic-properties draw:fill="solid" draw:fill-color="#ffffff"/>
      <style:paragraph-properties fo:text-align="start"/>
      <style:text-properties fo:font-size="18pt"/>
    </style:style>
    <style:style style:name="P14" style:family="paragraph">
      <loext:graphic-properties draw:fill="none"/>
      <style:paragraph-properties fo:text-align="start" style:writing-mode="lr-tb" style:font-independent-line-spacing="true"/>
      <style:text-properties fo:font-size="24pt" style:font-size-asian="24pt"/>
    </style:style>
    <style:style style:name="T1" style:family="text">
      <style:text-properties fo:font-variant="normal" fo:text-transform="none" style:use-window-font-color="true" loext:opacity="0%" style:text-line-through-style="none" style:text-line-through-type="none" style:text-position="0% 100%" style:font-name="Arial1"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style:style>
    <style:style style:name="T2" style:family="text">
      <style:text-properties fo:font-variant="normal" fo:text-transform="none" style:use-window-font-color="true" loext:opacity="0%" style:text-line-through-style="none" style:text-line-through-type="none" style:text-position="0% 100%" style:font-name="Arial1" fo:font-size="44pt" fo:letter-spacing="normal" fo:language="en" fo:country="US" fo:font-style="normal" style:text-underline-style="none" fo:font-weight="normal" fo:background-color="transparent" style:font-size-asian="44pt" style:language-asian="ja" style:country-asian="JP" style:font-style-asian="normal" style:font-weight-asian="normal" style:font-size-complex="44pt" style:font-style-complex="normal" style:font-weight-complex="normal"/>
    </style:style>
    <style:style style:name="T3" style:family="text">
      <style:text-properties fo:font-variant="normal" fo:text-transform="none" style:use-window-font-color="true" loext:opacity="0%" style:text-line-through-style="none" style:text-line-through-type="none" style:text-position="0% 100%" style:font-name="Arial1" fo:font-size="14pt" fo:letter-spacing="normal" fo:language="en" fo:country="US" fo:font-style="normal" style:text-underline-style="none" fo:font-weight="normal" fo:background-color="transparent" style:font-name-asian="MS ゴシック1" style:font-size-asian="14pt" style:font-style-asian="normal" style:font-weight-asian="normal" style:font-size-complex="14pt" style:font-style-complex="normal" style:font-weight-complex="normal"/>
    </style:style>
    <style:style style:name="T4" style:family="text">
      <style:text-properties fo:font-variant="normal" fo:text-transform="none" style:use-window-font-color="true" loext:opacity="0%" style:text-line-through-style="none" style:text-line-through-type="none" style:text-position="0% 100%" style:font-name="Arial1" fo:font-size="32pt" fo:letter-spacing="normal" fo:language="en" fo:country="US" fo:font-style="normal" style:text-underline-style="none" fo:font-weight="normal" fo:background-color="transparent" style:font-name-asian="MS ゴシック1" style:font-size-asian="32pt" style:font-style-asian="normal" style:font-weight-asian="normal" style:font-size-complex="32pt" style:font-style-complex="normal" style:font-weight-complex="normal"/>
    </style:style>
    <style:style style:name="T5" style:family="text">
      <style:text-properties fo:font-variant="normal" fo:text-transform="none" style:use-window-font-color="true" loext:opacity="0%" style:text-line-through-style="none" style:text-line-through-type="none" style:text-position="0% 100%" style:font-name="Arial1" fo:font-size="32pt" fo:letter-spacing="normal" fo:language="en" fo:country="US" fo:font-style="normal" style:text-underline-style="none" fo:font-weight="normal" fo:background-color="transparent" style:font-name-asian="MS ゴシック1" style:font-size-asian="32pt" style:language-asian="ja" style:country-asian="JP" style:font-style-asian="normal" style:font-weight-asian="normal" style:font-size-complex="32pt" style:font-style-complex="normal" style:font-weight-complex="normal"/>
    </style:style>
    <style:style style:name="T6" style:family="text">
      <style:text-properties fo:font-variant="normal" fo:text-transform="none" style:use-window-font-color="true" loext:opacity="0%" style:text-line-through-style="none" style:text-line-through-type="none" style:text-position="0% 100%" style:font-name="Arial1" fo:font-size="24pt" fo:letter-spacing="normal" fo:language="en" fo:country="US" fo:font-style="normal" style:text-underline-style="none" fo:font-weight="normal" fo:background-color="transparent" style:font-name-asian="MS ゴシック1" style:font-size-asian="24pt" style:font-style-asian="normal" style:font-weight-asian="normal" style:font-size-complex="24pt" style:font-style-complex="normal" style:font-weight-complex="normal"/>
    </style:style>
    <style:style style:name="T7" style:family="text">
      <style:text-properties fo:font-variant="normal" fo:text-transform="none" style:use-window-font-color="true" loext:opacity="0%" style:text-line-through-style="none" style:text-line-through-type="none" style:text-position="0% 100%" style:font-name="Arial1" fo:font-size="24pt" fo:letter-spacing="normal" fo:language="en" fo:country="US" fo:font-style="normal" style:text-underline-style="none" fo:font-weight="normal" fo:background-color="transparent" style:font-name-asian="MS ゴシック1" style:font-size-asian="24pt" style:language-asian="ja" style:country-asian="JP" style:font-style-asian="normal" style:font-weight-asian="normal" style:font-size-complex="24pt" style:font-style-complex="normal" style:font-weight-complex="normal"/>
    </style:style>
    <style:style style:name="T8" style:family="text">
      <style:text-properties fo:font-variant="normal" fo:text-transform="none" style:use-window-font-color="true" loext:opacity="0%" style:text-line-through-style="none" style:text-line-through-type="none" style:text-position="0% 100%" style:font-name="Arial1" fo:font-size="32pt" fo:letter-spacing="normal" fo:font-style="normal" style:text-underline-style="none" fo:font-weight="normal" fo:background-color="transparent" style:font-name-asian="MS ゴシック1" style:font-size-asian="32pt" style:language-asian="ja" style:country-asian="JP" style:font-style-asian="normal" style:font-weight-asian="normal" style:font-size-complex="32pt" style:font-style-complex="normal" style:font-weight-complex="normal"/>
    </style:style>
    <style:style style:name="T9" style:family="text">
      <style:text-properties fo:font-variant="normal" fo:text-transform="none" style:use-window-font-color="true" loext:opacity="0%" style:text-line-through-style="none" style:text-line-through-type="none" style:text-position="0% 100%" style:font-name="Arial1" fo:font-size="24pt" fo:letter-spacing="normal" fo:font-style="normal" style:text-underline-style="none" fo:font-weight="normal" fo:background-color="transparent" style:font-name-asian="MS ゴシック1" style:font-size-asian="24pt" style:language-asian="ja" style:country-asian="JP" style:font-style-asian="normal" style:font-weight-asian="normal" style:font-size-complex="24pt" style:font-style-complex="normal" style:font-weight-complex="normal"/>
    </style:style>
    <style:style style:name="T10" style:family="text">
      <style:text-properties fo:font-variant="normal" fo:text-transform="none" style:use-window-font-color="true" loext:opacity="0%" style:text-line-through-style="none" style:text-line-through-type="none" style:text-position="0% 100%" style:font-name="Arial1" fo:font-size="14pt" fo:letter-spacing="normal" fo:font-style="normal" style:text-underline-style="none" fo:font-weight="normal" fo:background-color="transparent" style:font-name-asian="MS ゴシック1" style:font-size-asian="14pt" style:language-asian="ja" style:country-asian="JP" style:font-style-asian="normal" style:font-weight-asian="normal" style:font-size-complex="14pt" style:font-style-complex="normal" style:font-weight-complex="normal"/>
    </style:style>
    <style:style style:name="T11" style:family="text">
      <style:text-properties fo:font-variant="normal" fo:text-transform="none" style:use-window-font-color="true" loext:opacity="0%" style:text-line-through-style="none" style:text-line-through-type="none" style:text-position="0% 100%" style:font-name="Arial1" fo:font-size="12pt" fo:letter-spacing="normal" fo:font-style="normal" style:text-underline-style="none" fo:font-weight="normal" fo:background-color="transparent" style:font-name-asian="MS ゴシック1" style:font-size-asian="12pt" style:language-asian="ja" style:country-asian="JP" style:font-style-asian="normal" style:font-weight-asian="normal" style:font-size-complex="12pt" style:font-style-complex="normal" style:font-weight-complex="normal"/>
    </style:style>
    <style:style style:name="T12" style:family="text">
      <style:text-properties fo:font-variant="normal" fo:text-transform="none" style:use-window-font-color="true" loext:opacity="0%" style:text-line-through-style="none" style:text-line-through-type="none" style:text-position="0% 100%" style:font-name="Arial1" fo:font-size="14pt" fo:letter-spacing="normal" fo:language="en" fo:country="US" fo:font-style="normal" style:text-underline-style="none" fo:font-weight="normal" fo:background-color="transparent" style:font-name-asian="MS ゴシック1" style:font-size-asian="14pt" style:language-asian="ja" style:country-asian="JP" style:font-style-asian="normal" style:font-weight-asian="normal" style:font-size-complex="14pt" style:font-style-complex="normal" style:font-weight-complex="normal"/>
    </style:style>
    <style:style style:name="T13" style:family="text">
      <style:text-properties fo:font-variant="normal" fo:text-transform="none" style:use-window-font-color="true" loext:opacity="0%" style:text-line-through-style="none" style:text-line-through-type="none" style:text-position="0% 100%" style:font-name="Arial1" fo:font-size="14pt" fo:letter-spacing="normal" fo:font-style="normal" style:text-underline-style="none" fo:font-weight="bold" fo:background-color="transparent" style:font-name-asian="MS ゴシック1" style:font-size-asian="14pt" style:language-asian="ja" style:country-asian="JP" style:font-style-asian="normal" style:font-weight-asian="bold" style:font-size-complex="14pt" style:font-style-complex="normal" style:font-weight-complex="bold"/>
    </style:style>
    <style:style style:name="T14" style:family="text">
      <style:text-properties fo:font-variant="normal" fo:text-transform="none" style:use-window-font-color="true" loext:opacity="0%" style:text-outline="false" style:text-line-through-style="none" style:text-line-through-type="none" style:text-position="0% 100%" style:font-name="Arial1" fo:font-size="24pt" fo:letter-spacing="normal" fo:language="en" fo:country="US" fo:font-style="normal" fo:text-shadow="none" style:text-underline-style="none" fo:font-weight="normal" style:letter-kerning="true" fo:background-color="transparent" style:font-name-asian="MS ゴシック1" style:font-size-asian="24pt" style:font-style-asian="normal" style:font-weight-asian="normal" style:font-name-complex="Droid Sans Devanagari" style:font-size-complex="24pt" style:font-style-complex="normal" style:font-weight-complex="normal" style:text-emphasize="none" style:font-relief="none" style:text-overline-style="none" style:text-overline-color="font-color"/>
    </style:style>
    <style:style style:name="T15" style:family="text">
      <style:text-properties fo:font-variant="normal" fo:text-transform="none" style:use-window-font-color="true" loext:opacity="0%" style:text-line-through-style="none" style:text-line-through-type="none" style:text-position="0% 100%" style:font-name="Arial1" fo:font-size="24pt" fo:letter-spacing="normal" fo:language="en" fo:country="US" fo:font-style="normal" style:text-underline-style="none" fo:font-weight="normal" fo:background-color="transparent" style:font-name-asian="MS ゴシック1" style:font-size-asian="24pt" style:language-asian="ja" style:country-asian="JP" style:font-style-asian="normal" style:font-weight-asian="normal" style:font-size-complex="3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fo:color="#000000"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UML概論" draw:style-name="dp1" draw:master-page-name="Title_20_Slide" presentation:presentation-page-layout-name="AL1T1">
        <office:forms form:automatic-focus="false" form:apply-design-mode="false"/>
        <draw:frame draw:name="PlaceHolder 1" presentation:style-name="pr1" draw:text-style-name="P2" draw:layer="layout" svg:width="25.198cm" svg:height="2.628cm" svg:x="1.4cm" svg:y="0.628cm" presentation:class="title" presentation:user-transformed="true">
          <draw:text-box>
            <text:p text:style-name="P1"><text:span text:style-name="T1">UML</text:span><text:span text:style-name="T2">概論</text:span></text:p>
          </draw:text-box>
        </draw:frame>
        <draw:frame draw:name="PlaceHolder 2" presentation:style-name="pr2" draw:text-style-name="P3" draw:layer="layout" svg:width="25.198cm" svg:height="9.133cm" svg:x="1.4cm" svg:y="3.685cm" presentation:class="subtitle" presentation:placeholder="true" presentation:user-transformed="true">
          <draw:text-box/>
        </draw:frame>
        <draw:custom-shape draw:style-name="gr1" draw:text-style-name="P2" draw:layer="layout" svg:width="2.643cm" svg:height="0.898cm" svg:x="12.528cm" svg:y="14.903cm">
          <text:p text:style-name="P4"><text:span text:style-name="T3">- </text:span><text:span text:style-name="T3"><text:page-number>&lt;番号&gt;</text:page-number></text:span><text:span text:style-name="T3"><text:s/></text:span><text:span text:style-name="T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UMLとは" draw:style-name="dp1" draw:master-page-name="Title_2c__20_Content" presentation:presentation-page-layout-name="AL2T11">
        <office:forms form:automatic-focus="false" form:apply-design-mode="false"/>
        <draw:frame draw:name="PlaceHolder 1" presentation:style-name="pr4" draw:text-style-name="P2" draw:layer="layout" svg:width="25.198cm" svg:height="1.478cm" svg:x="1.4cm" svg:y="0.075cm" presentation:class="title" presentation:user-transformed="true">
          <draw:text-box>
            <text:p text:style-name="P1"><text:span text:style-name="T4">UML</text:span><text:span text:style-name="T5">とは</text:span></text:p>
          </draw:text-box>
        </draw:frame>
        <draw:frame draw:name="PlaceHolder 2" presentation:style-name="pr5" draw:text-style-name="P7" draw:layer="layout" svg:width="25.198cm" svg:height="13.714cm" svg:x="1.4cm" svg:y="1.785cm" presentation:class="outline" presentation:user-transformed="true">
          <draw:text-box>
            <text:list text:style-name="L2">
              <text:list-item>
                <text:p text:style-name="P6"><text:span text:style-name="T6">UML - Unified Modeling Language (</text:span><text:span text:style-name="T7">統一モデルング言語</text:span><text:span text:style-name="T7">)</text:span></text:p>
              </text:list-item>
              <text:list-item>
                <text:p text:style-name="P6"><text:span text:style-name="T7">モデリング</text:span><text:span text:style-name="T7">(Java</text:span><text:span text:style-name="T7">でのクラス設計</text:span><text:span text:style-name="T7">)</text:span><text:span text:style-name="T7">に使用する「図」を標準化したもの</text:span></text:p>
              </text:list-item>
              <text:list-item>
                <text:p text:style-name="P6"><text:span text:style-name="T7">代表的なものは以下のとおり</text:span></text:p>
              </text:list-item>
            </text:list>
            <text:list text:style-name="L3">
              <text:list-item>
                <text:list>
                  <text:list-item>
                    <text:p text:style-name="P6"><text:span text:style-name="T7">ユースケース図</text:span></text:p>
                  </text:list-item>
                  <text:list-item>
                    <text:p text:style-name="P6"><text:span text:style-name="T7">アクティビティ図</text:span></text:p>
                  </text:list-item>
                  <text:list-item>
                    <text:p text:style-name="P6"><text:span text:style-name="T7">クラス図</text:span></text:p>
                  </text:list-item>
                  <text:list-item>
                    <text:p text:style-name="P6"><text:span text:style-name="T7">シーケンス図</text:span></text:p>
                  </text:list-item>
                  <text:list-item>
                    <text:p text:style-name="P6"><text:span text:style-name="T7">ステートマシン図</text:span><text:span text:style-name="T5"><text:line-break/></text:span><text:span text:style-name="T7"> </text:span></text:p>
                  </text:list-item>
                </text:list>
              </text:list-item>
            </text:list>
          </draw:text-box>
        </draw:frame>
        <draw:custom-shape draw:style-name="gr1" draw:text-style-name="P2" draw:layer="layout" svg:width="2.643cm" svg:height="0.898cm" svg:x="12.528cm" svg:y="14.903cm">
          <text:p text:style-name="P4"><text:span text:style-name="T3">- </text:span><text:span text:style-name="T3"><text:page-number>&lt;番号&gt;</text:page-number></text:span><text:span text:style-name="T3"><text:s/></text:span><text:span text:style-name="T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ユースケース図" draw:style-name="dp1" draw:master-page-name="Title_2c__20_Content" presentation:presentation-page-layout-name="AL2T11">
        <office:forms form:automatic-focus="false" form:apply-design-mode="false"/>
        <draw:frame draw:name="PlaceHolder 1" presentation:style-name="pr4" draw:text-style-name="P2" draw:layer="layout" svg:width="25.198cm" svg:height="1.478cm" svg:x="1.4cm" svg:y="0.075cm" presentation:class="title" presentation:user-transformed="true">
          <draw:text-box>
            <text:p text:style-name="P1"><text:span text:style-name="T8">ユースケース図</text:span></text:p>
          </draw:text-box>
        </draw:frame>
        <draw:frame draw:name="PlaceHolder 2" presentation:style-name="pr5" draw:text-style-name="P7" draw:layer="layout" svg:width="25.198cm" svg:height="4.714cm" svg:x="1.4cm" svg:y="1.785cm" presentation:class="outline" presentation:user-transformed="true">
          <draw:text-box>
            <text:list text:style-name="L2">
              <text:list-item>
                <text:p text:style-name="P6"><text:span text:style-name="T9">ユーザーとシステムとの関係を表した図</text:span></text:p>
              </text:list-item>
              <text:list-item>
                <text:p text:style-name="P6"><text:span text:style-name="T9">ユーザーがシステムに対して行う操作をケース毎に示す</text:span></text:p>
              </text:list-item>
              <text:list-item>
                <text:p text:style-name="P6"><text:span text:style-name="T9">ユースケース図の例</text:span></text:p>
              </text:list-item>
            </text:list>
          </draw:text-box>
        </draw:frame>
        <draw:g>
          <draw:custom-shape draw:style-name="gr3" draw:text-style-name="P8" draw:layer="layout" svg:width="0.909cm" svg:height="0.833cm" svg:x="8.1cm" svg:y="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4" draw:text-style-name="P8" draw:layer="layout" svg:x1="8.1cm" svg:y1="10.367cm" svg:x2="9.1cm" svg:y2="10.368cm">
            <text:p/>
          </draw:line>
          <draw:line draw:style-name="gr4" draw:text-style-name="P8" draw:layer="layout" svg:x1="8.555cm" svg:y1="10.033cm" svg:x2="8.556cm" svg:y2="10.866cm">
            <text:p/>
          </draw:line>
          <draw:line draw:style-name="gr4" draw:text-style-name="P8" draw:layer="layout" svg:x1="8.555cm" svg:y1="10.867cm" svg:x2="8.1cm" svg:y2="11.7cm">
            <text:p/>
          </draw:line>
          <draw:line draw:style-name="gr4" draw:text-style-name="P8" draw:layer="layout" svg:x1="8.555cm" svg:y1="10.867cm" svg:x2="9.01cm" svg:y2="11.7cm">
            <text:p/>
          </draw:line>
        </draw:g>
        <draw:custom-shape draw:style-name="gr3" draw:text-style-name="P8" draw:layer="layout" svg:width="6.499cm" svg:height="7.499cm" svg:x="11.5cm" svg:y="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 draw:text-style-name="P7" draw:layer="layout" svg:width="4.999cm" svg:height="0.999cm" svg:x="11.8cm" svg:y="6.9cm">
          <text:p text:style-name="P9"><text:span text:style-name="T10">口座の現金出し入れ</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 draw:text-style-name="P8" draw:layer="layout" svg:width="4.999cm" svg:height="1.499cm" svg:x="12.3cm" svg:y="8.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5" draw:text-style-name="P7" draw:layer="layout" svg:width="4.499cm" svg:height="0.999cm" svg:x="12.4cm" svg:y="8.5cm">
          <text:p text:style-name="P9"><text:span text:style-name="T10">現金を預け入れる</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 draw:text-style-name="P8" draw:layer="layout" svg:width="4.999cm" svg:height="1.499cm" svg:x="12.301cm" svg:y="10.0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5" draw:text-style-name="P7" draw:layer="layout" svg:width="4.098cm" svg:height="0.999cm" svg:x="12.701cm" svg:y="10.301cm">
          <text:p text:style-name="P9"><text:span text:style-name="T10">現金を引き出す</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 draw:text-style-name="P8" draw:layer="layout" svg:width="4.999cm" svg:height="1.499cm" svg:x="12.302cm" svg:y="11.9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5" draw:text-style-name="P7" draw:layer="layout" svg:width="4.098cm" svg:height="0.999cm" svg:x="12.702cm" svg:y="12.202cm">
          <text:p text:style-name="P9"><text:span text:style-name="T10">残高を照会する</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 draw:text-style-name="P2" draw:layer="layout" svg:width="2.643cm" svg:height="0.898cm" svg:x="12.528cm" svg:y="14.902cm">
          <text:p text:style-name="P4"><text:span text:style-name="T3">- </text:span><text:span text:style-name="T3"><text:page-number>&lt;番号&gt;</text:page-number></text:span><text:span text:style-name="T3"><text:s/></text:span><text:span text:style-name="T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4" draw:text-style-name="P8" draw:layer="layout" svg:x1="9.5cm" svg:y1="9.9cm" svg:x2="12.3cm" svg:y2="8.9cm">
          <text:p/>
        </draw:line>
        <draw:line draw:style-name="gr4" draw:text-style-name="P8" draw:layer="layout" svg:x1="9.5cm" svg:y1="10.4cm" svg:x2="12cm" svg:y2="10.401cm">
          <text:p/>
        </draw:line>
        <draw:line draw:style-name="gr4" draw:text-style-name="P8" draw:layer="layout" svg:x1="9.5cm" svg:y1="10.9cm" svg:x2="12cm" svg:y2="12.4cm">
          <text:p/>
        </draw:line>
        <draw:custom-shape draw:style-name="gr1" draw:text-style-name="P2" draw:layer="layout" svg:width="2.643cm" svg:height="0.898cm" svg:x="12.528cm" svg:y="14.903cm">
          <text:p text:style-name="P4"><text:span text:style-name="T3">- </text:span><text:span text:style-name="T3"><text:page-number>&lt;番号&gt;</text:page-number></text:span><text:span text:style-name="T3"><text:s/></text:span><text:span text:style-name="T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7cm" svg:height="11.136cm" svg:x="0.601cm" svg:y="2.257cm" draw:page-number="3" presentation:class="page"/>
          <draw:frame presentation:style-name="pr6" draw:text-style-name="P5" draw:layer="layout" svg:width="16.799cm" svg:height="13.364cm" svg:x="2.1cm" svg:y="14.107cm" presentation:class="notes" presentation:placeholder="true">
            <draw:text-box/>
          </draw:frame>
        </presentation:notes>
      </draw:page>
      <draw:page draw:name="アクティビティ図" draw:style-name="dp1" draw:master-page-name="Title_2c__20_Content" presentation:presentation-page-layout-name="AL2T11">
        <office:forms form:automatic-focus="false" form:apply-design-mode="false"/>
        <draw:frame draw:name="PlaceHolder 1" presentation:style-name="pr4" draw:text-style-name="P2" draw:layer="layout" svg:width="25.198cm" svg:height="1.478cm" svg:x="1.4cm" svg:y="0.075cm" presentation:class="title" presentation:user-transformed="true">
          <draw:text-box>
            <text:p text:style-name="P1"><text:span text:style-name="T8">アクティビティ図</text:span></text:p>
          </draw:text-box>
        </draw:frame>
        <draw:frame draw:name="PlaceHolder 2" presentation:style-name="pr5" draw:text-style-name="P7" draw:layer="layout" svg:width="25.198cm" svg:height="4.714cm" svg:x="1.4cm" svg:y="1.785cm" presentation:class="outline" presentation:user-transformed="true">
          <draw:text-box>
            <text:list text:style-name="L2">
              <text:list-item>
                <text:p text:style-name="P6"><text:span text:style-name="T9">業務プロセスを図式化したもの</text:span></text:p>
              </text:list-item>
              <text:list-item>
                <text:p text:style-name="P6"><text:span text:style-name="T7">Actor</text:span><text:span text:style-name="T7">別に分岐、並列処理を表現できる</text:span></text:p>
              </text:list-item>
              <text:list-item>
                <text:p text:style-name="P6"><text:span text:style-name="T7">アクティビティ図の例</text:span></text:p>
              </text:list-item>
            </text:list>
          </draw:text-box>
        </draw:frame>
        <draw:custom-shape draw:style-name="gr1" draw:text-style-name="P2" draw:layer="layout" svg:width="2.643cm" svg:height="0.898cm" svg:x="12.528cm" svg:y="14.902cm">
          <text:p text:style-name="P4"><text:span text:style-name="T3">- </text:span><text:span text:style-name="T3"><text:page-number>&lt;番号&gt;</text:page-number></text:span><text:span text:style-name="T3"><text:s/></text:span><text:span text:style-name="T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 draw:text-style-name="P2" draw:layer="layout" svg:width="2.643cm" svg:height="0.898cm" svg:x="12.528cm" svg:y="14.903cm">
          <text:p text:style-name="P4"><text:span text:style-name="T3">- </text:span><text:span text:style-name="T3"><text:page-number>&lt;番号&gt;</text:page-number></text:span><text:span text:style-name="T3"><text:s/></text:span><text:span text:style-name="T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4" draw:text-style-name="P8" draw:layer="layout" svg:x1="6cm" svg:y1="5.6cm" svg:x2="6.001cm" svg:y2="14.1cm">
          <text:p/>
        </draw:line>
        <draw:line draw:style-name="gr4" draw:text-style-name="P8" draw:layer="layout" svg:x1="11.5cm" svg:y1="5.6cm" svg:x2="11.501cm" svg:y2="14.1cm">
          <text:p/>
        </draw:line>
        <draw:line draw:style-name="gr4" draw:text-style-name="P8" draw:layer="layout" svg:x1="20.9cm" svg:y1="5.6cm" svg:x2="20.901cm" svg:y2="14.1cm">
          <text:p/>
        </draw:line>
        <draw:custom-shape draw:style-name="gr5" draw:text-style-name="P2" draw:layer="layout" svg:width="4.999cm" svg:height="0.999cm" svg:x="6.2cm" svg:y="5.6cm">
          <text:p text:style-name="P4"><text:span text:style-name="T10">利用者</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 draw:text-style-name="P2" draw:layer="layout" svg:width="4.999cm" svg:height="0.999cm" svg:x="13.9cm" svg:y="5.6cm">
          <text:p text:style-name="P4"><text:span text:style-name="T10">システム</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 draw:text-style-name="P10" draw:layer="layout" svg:width="0.499cm" svg:height="0.499cm" svg:x="8.437cm" svg:y="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style-name="gr6" draw:text-style-name="P10" draw:layer="layout" svg:width="0.499cm" svg:height="0.499cm" svg:x="15.738cm" svg:y="1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7" draw:text-style-name="P8" draw:layer="layout" svg:width="0.698cm" svg:height="0.798cm" svg:x="15.638cm" svg:y="13.85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style-name="gr3" draw:text-style-name="P8" draw:layer="layout" svg:width="4.499cm" svg:height="1.099cm" svg:x="6.5cm" svg:y="7.6cm">
          <text:p/>
          <draw:enhanced-geometry draw:mirror-horizontal="false" draw:mirror-vertical="false" svg:viewBox="0 0 0 0" drawooo:sub-view-size="4502 1102" draw:text-areas="0 0 ?f0 ?f1" draw:type="ooxml-non-primitive" draw:enhanced-path="M 183 0 L 184 0 C 151 0 120 8 92 25 64 41 41 64 25 92 8 120 0 151 0 184 L 0 917 0 918 C 0 950 8 981 25 1009 41 1037 64 1060 92 1076 120 1093 151 1101 184 1101 L 4317 1101 4318 1101 C 4350 1101 4381 1093 4409 1076 4437 1060 4460 1037 4476 1009 4493 981 4501 950 4501 918 L 4501 183 4501 184 4501 184 C 4501 151 4493 120 4476 92 4460 64 4437 41 4409 25 4381 8 4350 0 4318 0 L 183 0 N">
            <draw:equation draw:name="f0" draw:formula="logwidth"/>
            <draw:equation draw:name="f1" draw:formula="logheight"/>
          </draw:enhanced-geometry>
        </draw:custom-shape>
        <draw:custom-shape draw:style-name="gr5" draw:text-style-name="P2" draw:layer="layout" svg:width="4.499cm" svg:height="0.999cm" svg:x="6.5cm" svg:y="7.7cm">
          <text:p text:style-name="P4"><text:span text:style-name="T11">現金を引き出す</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8" draw:text-style-name="P8" draw:layer="layout" svg:x1="8.7cm" svg:y1="7.1cm" svg:x2="8.701cm" svg:y2="7.6cm">
          <text:p/>
        </draw:line>
        <draw:custom-shape draw:style-name="gr9" draw:text-style-name="P8" draw:layer="layout" svg:width="7.299cm" svg:height="1.099cm" svg:x="8.7cm" svg:y="8.7cm">
          <text:p/>
          <draw:enhanced-geometry draw:mirror-horizontal="false" draw:mirror-vertical="false" svg:viewBox="0 0 0 0" drawooo:sub-view-size="7301 1101" draw:text-areas="0 0 ?f0 ?f1" draw:type="ooxml-non-primitive" draw:enhanced-path="M 0 0 L 0 400 7300 400 7300 1100 N">
            <draw:equation draw:name="f0" draw:formula="logwidth"/>
            <draw:equation draw:name="f1" draw:formula="logheight"/>
          </draw:enhanced-geometry>
        </draw:custom-shape>
        <draw:custom-shape draw:style-name="gr3" draw:text-style-name="P8" draw:layer="layout" svg:width="3.499cm" svg:height="1.499cm" svg:x="14.3cm" svg:y="9.8cm">
          <text:p/>
          <draw:enhanced-geometry draw:mirror-horizontal="false" draw:mirror-vertical="false" svg:viewBox="0 0 0 0" drawooo:sub-view-size="3502 1502" draw:text-areas="0 0 ?f0 ?f1" draw:type="ooxml-non-primitive" draw:enhanced-path="M 875 0 L 2625 0 3501 750 2625 1501 875 1501 0 750 875 0 N">
            <draw:equation draw:name="f0" draw:formula="logwidth"/>
            <draw:equation draw:name="f1" draw:formula="logheight"/>
          </draw:enhanced-geometry>
        </draw:custom-shape>
        <draw:custom-shape draw:style-name="gr5" draw:text-style-name="P2" draw:layer="layout" svg:width="4.499cm" svg:height="0.999cm" svg:x="6.5cm" svg:y="7.7cm">
          <text:p text:style-name="P4"><text:span text:style-name="T11">現金を引き出す</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 draw:text-style-name="P2" draw:layer="layout" svg:width="2.299cm" svg:height="1.36cm" svg:x="14.9cm" svg:y="9.839cm">
          <text:p text:style-name="P4"><text:span text:style-name="T11">残高を</text:span></text:p>
          <text:p text:style-name="P4"><text:span text:style-name="T11">確認する</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 draw:text-style-name="P2" draw:layer="layout" svg:width="2.799cm" svg:height="1.36cm" svg:x="11.7cm" svg:y="9.2cm">
          <text:p text:style-name="P4"><text:span text:style-name="T11">引出し額が預金額以内</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9" draw:text-style-name="P8" draw:layer="layout" svg:width="0.399cm" svg:height="0.999cm" svg:x="17.9cm" svg:y="10.5cm">
          <text:p/>
          <draw:enhanced-geometry draw:mirror-horizontal="false" draw:mirror-vertical="false" svg:viewBox="0 0 0 0" drawooo:sub-view-size="401 1001" draw:text-areas="0 0 ?f0 ?f1" draw:type="ooxml-non-primitive" draw:enhanced-path="M 0 0 L 400 0 400 1000 N">
            <draw:equation draw:name="f0" draw:formula="logwidth"/>
            <draw:equation draw:name="f1" draw:formula="logheight"/>
          </draw:enhanced-geometry>
        </draw:custom-shape>
        <draw:custom-shape draw:style-name="gr9" draw:text-style-name="P8" draw:layer="layout" svg:width="0.399cm" svg:height="0.999cm" svg:x="13.65cm" svg:y="10.5cm">
          <text:p/>
          <draw:enhanced-geometry draw:mirror-horizontal="false" draw:mirror-vertical="false" svg:viewBox="0 0 0 0" drawooo:sub-view-size="401 1001" draw:text-areas="0 0 ?f0 ?f1" draw:type="ooxml-non-primitive" draw:enhanced-path="M 400 0 L 0 0 0 1000 N">
            <draw:equation draw:name="f0" draw:formula="logwidth"/>
            <draw:equation draw:name="f1" draw:formula="logheight"/>
          </draw:enhanced-geometry>
        </draw:custom-shape>
        <draw:custom-shape draw:style-name="gr5" draw:text-style-name="P2" draw:layer="layout" svg:width="3.099cm" svg:height="1.36cm" svg:x="17.5cm" svg:y="9.201cm">
          <text:p text:style-name="P4"><text:span text:style-name="T11">引出し額が預金額を超過</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 draw:text-style-name="P8" draw:layer="layout" svg:width="2.799cm" svg:height="1.46cm" svg:x="12.2cm" svg:y="11.5cm">
          <text:p/>
          <draw:enhanced-geometry draw:mirror-horizontal="false" draw:mirror-vertical="false" svg:viewBox="0 0 0 0" drawooo:sub-view-size="2802 1463" draw:text-areas="0 0 ?f0 ?f1" draw:type="ooxml-non-primitive" draw:enhanced-path="M 243 0 L 244 0 C 201 0 159 11 122 33 85 54 54 85 33 122 11 159 0 201 0 244 L 0 1218 0 1218 C 0 1261 11 1303 33 1340 54 1377 85 1408 122 1429 159 1451 201 1462 244 1462 L 2557 1462 2557 1462 C 2600 1462 2642 1451 2679 1429 2716 1408 2747 1377 2768 1340 2790 1303 2801 1261 2801 1218 L 2800 243 2801 244 2801 244 C 2801 201 2790 159 2768 122 2747 85 2716 54 2679 33 2642 11 2600 0 2557 0 L 243 0 N">
            <draw:equation draw:name="f0" draw:formula="logwidth"/>
            <draw:equation draw:name="f1" draw:formula="logheight"/>
          </draw:enhanced-geometry>
        </draw:custom-shape>
        <draw:custom-shape draw:style-name="gr5" draw:text-style-name="P2" draw:layer="layout" svg:width="2.799cm" svg:height="1.36cm" svg:x="12.2cm" svg:y="11.6cm">
          <text:p text:style-name="P4"><text:span text:style-name="T11">指定金額を引き出す</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 draw:text-style-name="P2" draw:layer="layout" svg:width="2.999cm" svg:height="1.36cm" svg:x="16.9cm" svg:y="11.601cm">
          <text:p text:style-name="P4"><text:span text:style-name="T11">引出し不可を通知する</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 draw:text-style-name="P8" draw:layer="layout" svg:width="2.799cm" svg:height="1.46cm" svg:x="16.901cm" svg:y="11.5cm">
          <text:p/>
          <draw:enhanced-geometry draw:mirror-horizontal="false" draw:mirror-vertical="false" svg:viewBox="0 0 0 0" drawooo:sub-view-size="2802 1463" draw:text-areas="0 0 ?f0 ?f1" draw:type="ooxml-non-primitive" draw:enhanced-path="M 243 0 L 244 0 C 201 0 159 11 122 33 85 54 54 85 33 122 11 159 0 201 0 244 L 0 1218 0 1218 C 0 1261 11 1303 33 1340 54 1377 85 1408 122 1429 159 1451 201 1462 244 1462 L 2557 1462 2557 1462 C 2600 1462 2642 1451 2679 1429 2716 1408 2747 1377 2768 1340 2790 1303 2801 1261 2801 1218 L 2800 243 2801 244 2801 244 C 2801 201 2790 159 2768 122 2747 85 2716 54 2679 33 2642 11 2600 0 2557 0 L 243 0 N">
            <draw:equation draw:name="f0" draw:formula="logwidth"/>
            <draw:equation draw:name="f1" draw:formula="logheight"/>
          </draw:enhanced-geometry>
        </draw:custom-shape>
        <draw:custom-shape draw:style-name="gr3" draw:text-style-name="P8" draw:layer="layout" svg:width="4.899cm" svg:height="0.438cm" svg:x="13.6cm" svg:y="12.961cm">
          <text:p/>
          <draw:enhanced-geometry draw:mirror-horizontal="false" draw:mirror-vertical="false" svg:viewBox="0 0 0 0" drawooo:sub-view-size="4901 440" draw:text-areas="0 0 ?f0 ?f1" draw:type="ooxml-non-primitive" draw:enhanced-path="M 0 139 L 0 439 4900 439 4900 0 N">
            <draw:equation draw:name="f0" draw:formula="logwidth"/>
            <draw:equation draw:name="f1" draw:formula="logheight"/>
          </draw:enhanced-geometry>
        </draw:custom-shape>
        <draw:line draw:style-name="gr8" draw:text-style-name="P8" draw:layer="layout" svg:x1="16cm" svg:y1="13.4cm" svg:x2="16.001cm" svg:y2="13.9cm">
          <text:p/>
        </draw:line>
        <presentation:notes draw:style-name="dp2">
          <draw:page-thumbnail draw:style-name="gr2" draw:layer="layout" svg:width="19.797cm" svg:height="11.136cm" svg:x="0.601cm" svg:y="2.257cm" draw:page-number="4" presentation:class="page"/>
          <draw:frame presentation:style-name="pr6" draw:text-style-name="P5" draw:layer="layout" svg:width="16.799cm" svg:height="13.364cm" svg:x="2.1cm" svg:y="14.107cm" presentation:class="notes" presentation:placeholder="true">
            <draw:text-box/>
          </draw:frame>
        </presentation:notes>
      </draw:page>
      <draw:page draw:name="クラス図" draw:style-name="dp1" draw:master-page-name="Title_2c__20_Content" presentation:presentation-page-layout-name="AL2T11">
        <office:forms form:automatic-focus="false" form:apply-design-mode="false"/>
        <draw:frame draw:name="PlaceHolder 1" presentation:style-name="pr4" draw:text-style-name="P2" draw:layer="layout" svg:width="25.198cm" svg:height="1.478cm" svg:x="1.4cm" svg:y="0.075cm" presentation:class="title" presentation:user-transformed="true">
          <draw:text-box>
            <text:p text:style-name="P1"><text:span text:style-name="T8">クラス図</text:span></text:p>
          </draw:text-box>
        </draw:frame>
        <draw:frame draw:name="PlaceHolder 2" presentation:style-name="pr5" draw:text-style-name="P7" draw:layer="layout" svg:width="25.198cm" svg:height="4.714cm" svg:x="1.4cm" svg:y="1.785cm" presentation:class="outline" presentation:user-transformed="true">
          <draw:text-box>
            <text:list text:style-name="L2">
              <text:list-item>
                <text:p text:style-name="P6"><text:span text:style-name="T9">クラスの関係（関連、コンポジション、集約、汎化）の図式化</text:span></text:p>
              </text:list-item>
              <text:list-item>
                <text:p text:style-name="P6"><text:span text:style-name="T9">概念クラス図（システム化の分析段階）とクラス図（クラス設計段階）がある</text:span></text:p>
              </text:list-item>
              <text:list-item>
                <text:p text:style-name="P6"><text:span text:style-name="T9">概念クラス図の例</text:span></text:p>
              </text:list-item>
            </text:list>
          </draw:text-box>
        </draw:frame>
        <draw:custom-shape draw:style-name="gr1" draw:text-style-name="P2" draw:layer="layout" svg:width="2.643cm" svg:height="0.898cm" svg:x="12.528cm" svg:y="14.902cm">
          <text:p text:style-name="P4"><text:span text:style-name="T3">- </text:span><text:span text:style-name="T3"><text:page-number>&lt;番号&gt;</text:page-number></text:span><text:span text:style-name="T3"><text:s/></text:span><text:span text:style-name="T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 draw:text-style-name="P2" draw:layer="layout" svg:width="2.643cm" svg:height="0.898cm" svg:x="12.528cm" svg:y="14.903cm">
          <text:p text:style-name="P4"><text:span text:style-name="T3">- </text:span><text:span text:style-name="T3"><text:page-number>&lt;番号&gt;</text:page-number></text:span><text:span text:style-name="T3"><text:s/></text:span><text:span text:style-name="T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0" draw:text-style-name="P8" draw:layer="layout" svg:width="4.999cm" svg:height="0.999cm" svg:x="4.5cm" svg:y="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0" draw:text-style-name="P8" draw:layer="layout" svg:width="4.999cm" svg:height="0.999cm" svg:x="4.5cm" svg:y="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8" draw:layer="layout" svg:width="4.977cm" svg:height="2.999cm" svg:x="4.522cm" svg:y="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2" draw:text-style-name="P11" draw:layer="layout" svg:width="1.853cm" svg:height="0.805cm" svg:x="6.047cm" svg:y="7.594cm">
            <text:p text:style-name="P4"><text:span text:style-name="T3">AT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3" draw:text-style-name="P12" draw:layer="layout" svg:width="4.959cm" svg:height="2.842cm" svg:x="4.523cm" svg:y="9.594cm">
            <text:p text:style-name="P9"><text:span text:style-name="T10">・現金を預け入れる</text:span></text:p>
            <text:p text:style-name="P9"><text:span text:style-name="T10">・現金を引き出す</text:span></text:p>
            <text:p text:style-name="P9"><text:span text:style-name="T10">・残高を照会する</text:span></text:p>
            <text:p text:style-name="P9"><text:span text:style-name="T10">・</text:span><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style-name="gr14" draw:text-style-name="P8" draw:layer="layout" svg:width="3.598cm" svg:height="0.999cm" svg:x="19.8cm" svg:y="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4" draw:text-style-name="P8" draw:layer="layout" svg:width="3.598cm" svg:height="0.999cm" svg:x="19.8cm" svg:y="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5" draw:text-style-name="P8" draw:layer="layout" svg:width="3.576cm" svg:height="1.64cm" svg:x="19.822cm" svg:y="7.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6" draw:text-style-name="P11" draw:layer="layout" svg:width="1.748cm" svg:height="0.898cm" svg:x="20.752cm" svg:y="5.694cm">
            <text:p text:style-name="P4"><text:span text:style-name="T10">口座</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7" draw:text-style-name="P12" draw:layer="layout" svg:width="3.586cm" svg:height="1.546cm" svg:x="19.812cm" svg:y="7.694cm">
            <text:p text:style-name="P9"><text:span text:style-name="T10">・入金する</text:span></text:p>
            <text:p text:style-name="P9"><text:span text:style-name="T10">・出金する</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8" draw:text-style-name="P12" draw:layer="layout" svg:width="3.59cm" svg:height="0.898cm" svg:x="19.808cm" svg:y="6.695cm">
            <text:p text:style-name="P9"><text:span text:style-name="T10">・残高</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style-name="gr19" draw:text-style-name="P8" draw:layer="layout" svg:width="4.499cm" svg:height="0.999cm" svg:x="19.8cm" svg:y="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0" draw:text-style-name="P8" draw:layer="layout" svg:width="4.536cm" svg:height="2.289cm" svg:x="19.763cm" svg:y="1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1" draw:text-style-name="P8" draw:layer="layout" svg:width="4.536cm" svg:height="1.699cm" svg:x="19.763cm" svg:y="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2" draw:text-style-name="P11" draw:layer="layout" svg:width="3.988cm" svg:height="0.898cm" svg:x="20.012cm" svg:y="9.794cm">
            <text:p text:style-name="P4"><text:span text:style-name="T10">入出金記録</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3" draw:text-style-name="P12" draw:layer="layout" svg:width="4.137cm" svg:height="2.194cm" svg:x="19.863cm" svg:y="10.795cm">
            <text:p text:style-name="P9"><text:span text:style-name="T10">・入金額</text:span></text:p>
            <text:p text:style-name="P9"><text:span text:style-name="T10">・出金額</text:span></text:p>
            <text:p text:style-name="P9"><text:span text:style-name="T10">・残高</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4" draw:text-style-name="P12" draw:layer="layout" svg:width="4.463cm" svg:height="1.546cm" svg:x="19.875cm" svg:y="13.096cm">
            <text:p text:style-name="P9"><text:span text:style-name="T10">・入金を記録する</text:span></text:p>
            <text:p text:style-name="P9"><text:span text:style-name="T10">・出金を記録する</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style-name="gr25" draw:text-style-name="P8" draw:layer="layout" svg:width="5.999cm" svg:height="0.999cm" svg:x="11.8cm" svg:y="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5" draw:text-style-name="P8" draw:layer="layout" svg:width="5.999cm" svg:height="0.999cm" svg:x="11.8cm" svg:y="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6" draw:text-style-name="P8" draw:layer="layout" svg:width="5.967cm" svg:height="2.499cm" svg:x="11.832cm" svg:y="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7" draw:text-style-name="P11" draw:layer="layout" svg:width="2.939cm" svg:height="0.898cm" svg:x="13.3cm" svg:y="7.494cm">
            <text:p text:style-name="P4"><text:span text:style-name="T13">口座管理</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8" draw:text-style-name="P12" draw:layer="layout" svg:width="5.949cm" svg:height="2.194cm" svg:x="11.832cm" svg:y="9.494cm">
            <text:p text:style-name="P9"><text:span text:style-name="T13">・入金する</text:span></text:p>
            <text:p text:style-name="P9"><text:span text:style-name="T13">・出金する</text:span></text:p>
            <text:p text:style-name="P9"><text:span text:style-name="T13">・入出金記録を取得する</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style-name="gr29" draw:text-style-name="P8" draw:layer="layout" svg:x1="9.5cm" svg:y1="9cm" svg:x2="11.8cm" svg:y2="9.001cm">
          <text:p/>
        </draw:line>
        <draw:line draw:style-name="gr29" draw:text-style-name="P8" draw:layer="layout" svg:x1="17.888cm" svg:y1="9cm" svg:x2="19.808cm" svg:y2="7cm">
          <text:p/>
        </draw:line>
        <draw:line draw:style-name="gr29" draw:text-style-name="P8" draw:layer="layout" svg:x1="17.88cm" svg:y1="9.009cm" svg:x2="19.763cm" svg:y2="11.5cm">
          <text:p/>
        </draw:line>
        <presentation:notes draw:style-name="dp2">
          <draw:page-thumbnail draw:style-name="gr2" draw:layer="layout" svg:width="19.797cm" svg:height="11.136cm" svg:x="0.601cm" svg:y="2.257cm" draw:page-number="5" presentation:class="page"/>
          <draw:frame presentation:style-name="pr6" draw:text-style-name="P5" draw:layer="layout" svg:width="16.799cm" svg:height="13.364cm" svg:x="2.1cm" svg:y="14.107cm" presentation:class="notes" presentation:placeholder="true">
            <draw:text-box/>
          </draw:frame>
        </presentation:notes>
      </draw:page>
      <draw:page draw:name="シーケンス図" draw:style-name="dp1" draw:master-page-name="Title_2c__20_Content" presentation:presentation-page-layout-name="AL2T11">
        <office:forms form:automatic-focus="false" form:apply-design-mode="false"/>
        <draw:frame draw:name="PlaceHolder 1" presentation:style-name="pr4" draw:text-style-name="P2" draw:layer="layout" svg:width="25.198cm" svg:height="1.478cm" svg:x="1.4cm" svg:y="0.075cm" presentation:class="title" presentation:user-transformed="true">
          <draw:text-box>
            <text:p text:style-name="P1"><text:span text:style-name="T8">シーケンス図</text:span></text:p>
          </draw:text-box>
        </draw:frame>
        <draw:frame draw:name="PlaceHolder 2" presentation:style-name="pr5" draw:text-style-name="P7" draw:layer="layout" svg:width="25.198cm" svg:height="3.714cm" svg:x="1.4cm" svg:y="1.785cm" presentation:class="outline" presentation:user-transformed="true">
          <draw:text-box>
            <text:list text:style-name="L2">
              <text:list-item>
                <text:p text:style-name="P6"><text:span text:style-name="T9">クラスの呼び出し関係を時系列に図式化したもの</text:span></text:p>
              </text:list-item>
              <text:list-item>
                <text:p text:style-name="P6"><text:span text:style-name="T9">ロジックの依存関係が明確になる</text:span></text:p>
              </text:list-item>
              <text:list-item>
                <text:p text:style-name="P6"><text:span text:style-name="T9">シーケンス図の例</text:span></text:p>
              </text:list-item>
            </text:list>
          </draw:text-box>
        </draw:frame>
        <draw:custom-shape draw:style-name="gr1" draw:text-style-name="P2" draw:layer="layout" svg:width="2.643cm" svg:height="0.898cm" svg:x="12.528cm" svg:y="14.902cm">
          <text:p text:style-name="P4"><text:span text:style-name="T3">- </text:span><text:span text:style-name="T3"><text:page-number>&lt;番号&gt;</text:page-number></text:span><text:span text:style-name="T3"><text:s/></text:span><text:span text:style-name="T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 draw:text-style-name="P2" draw:layer="layout" svg:width="2.643cm" svg:height="0.898cm" svg:x="12.528cm" svg:y="14.903cm">
          <text:p text:style-name="P4"><text:span text:style-name="T3">- </text:span><text:span text:style-name="T3"><text:page-number>&lt;番号&gt;</text:page-number></text:span><text:span text:style-name="T3"><text:s/></text:span><text:span text:style-name="T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3" draw:text-style-name="P8" draw:layer="layout" svg:width="0.544cm" svg:height="0.366cm" svg:x="4.4cm" svg:y="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4" draw:text-style-name="P8" draw:layer="layout" svg:x1="4.4cm" svg:y1="5.913cm" svg:x2="5cm" svg:y2="5.914cm">
            <text:p/>
          </draw:line>
          <draw:line draw:style-name="gr4" draw:text-style-name="P8" draw:layer="layout" svg:x1="4.673cm" svg:y1="5.767cm" svg:x2="4.674cm" svg:y2="6.134cm">
            <text:p/>
          </draw:line>
          <draw:line draw:style-name="gr4" draw:text-style-name="P8" draw:layer="layout" svg:x1="4.673cm" svg:y1="6.133cm" svg:x2="4.4cm" svg:y2="6.5cm">
            <text:p/>
          </draw:line>
          <draw:line draw:style-name="gr4" draw:text-style-name="P8" draw:layer="layout" svg:x1="4.673cm" svg:y1="6.133cm" svg:x2="4.946cm" svg:y2="6.5cm">
            <text:p/>
          </draw:line>
        </draw:g>
        <draw:custom-shape draw:style-name="gr3" draw:text-style-name="P8" draw:layer="layout" svg:width="2.099cm" svg:height="0.999cm" svg:x="7.7cm" svg:y="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0" draw:text-style-name="P11" draw:layer="layout" svg:width="1.851cm" svg:height="0.805cm" svg:x="7.8cm" svg:y="5.594cm">
          <text:p text:style-name="P4"><text:span text:style-name="T3">AT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 draw:text-style-name="P8" draw:layer="layout" svg:width="2.54cm" svg:height="0.999cm" svg:x="11.8cm" svg:y="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 draw:text-style-name="P2" draw:layer="layout" svg:width="2.54cm" svg:height="0.898cm" svg:x="11.8cm" svg:y="5.594cm">
          <text:p text:style-name="P4"><text:span text:style-name="T10">口座管理</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 draw:text-style-name="P8" draw:layer="layout" svg:width="1.598cm" svg:height="0.999cm" svg:x="16cm" svg:y="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1" draw:text-style-name="P11" draw:layer="layout" svg:width="1.598cm" svg:height="0.898cm" svg:x="16cm" svg:y="5.594cm">
          <text:p text:style-name="P4"><text:span text:style-name="T10">口座</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 draw:text-style-name="P8" draw:layer="layout" svg:width="3.199cm" svg:height="0.999cm" svg:x="19.2cm" svg:y="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 draw:text-style-name="P2" draw:layer="layout" svg:width="2.978cm" svg:height="0.898cm" svg:x="19.366cm" svg:y="5.594cm">
          <text:p text:style-name="P4"><text:span text:style-name="T10">入出金記録</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4" draw:text-style-name="P8" draw:layer="layout" svg:x1="20.8cm" svg:y1="6.5cm" svg:x2="20.801cm" svg:y2="13.5cm">
          <text:p/>
        </draw:line>
        <draw:line draw:style-name="gr4" draw:text-style-name="P8" draw:layer="layout" svg:x1="16.8cm" svg:y1="6.5cm" svg:x2="16.801cm" svg:y2="13.5cm">
          <text:p/>
        </draw:line>
        <draw:line draw:style-name="gr4" draw:text-style-name="P8" draw:layer="layout" svg:x1="13cm" svg:y1="6.5cm" svg:x2="13.001cm" svg:y2="13.5cm">
          <text:p/>
        </draw:line>
        <draw:line draw:style-name="gr4" draw:text-style-name="P8" draw:layer="layout" svg:x1="8.8cm" svg:y1="6.5cm" svg:x2="8.801cm" svg:y2="13.5cm">
          <text:p/>
        </draw:line>
        <draw:line draw:style-name="gr4" draw:text-style-name="P8" draw:layer="layout" svg:x1="4.7cm" svg:y1="6.5cm" svg:x2="4.701cm" svg:y2="13.5cm">
          <text:p/>
        </draw:line>
        <draw:custom-shape draw:style-name="gr32" draw:text-style-name="P13" draw:layer="layout" svg:width="0.499cm" svg:height="4.699cm" svg:x="8.6cm" svg:y="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2" draw:text-style-name="P13" draw:layer="layout" svg:width="0.499cm" svg:height="4.699cm" svg:x="4.5cm" svg:y="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8" draw:text-style-name="P8" draw:layer="layout" svg:x1="5cm" svg:y1="7.8cm" svg:x2="8.6cm" svg:y2="7.801cm">
          <text:p/>
        </draw:line>
        <draw:custom-shape draw:style-name="gr1" draw:text-style-name="P2" draw:layer="layout" svg:width="3.968cm" svg:height="0.898cm" svg:x="4.917cm" svg:y="6.894cm">
          <text:p text:style-name="P4"><text:span text:style-name="T10">預金を引き出す</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3" draw:text-style-name="P11" draw:layer="layout" svg:width="2.739cm" svg:height="0.898cm" svg:x="9.161cm" svg:y="7.189cm">
          <text:p text:style-name="P4"><text:span text:style-name="T10">出金する</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2" draw:text-style-name="P13" draw:layer="layout" svg:width="0.499cm" svg:height="3.899cm" svg:x="12.7cm" svg:y="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8" draw:text-style-name="P8" draw:layer="layout" svg:x1="9.201cm" svg:y1="8.095cm" svg:x2="12.801cm" svg:y2="8.096cm">
          <text:p/>
        </draw:line>
        <draw:custom-shape draw:style-name="gr5" draw:text-style-name="P2" draw:layer="layout" svg:width="2.482cm" svg:height="0.898cm" svg:x="13.15cm" svg:y="7.49cm">
          <text:p text:style-name="P4"><text:span text:style-name="T10">出金する</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2" draw:text-style-name="P13" draw:layer="layout" svg:width="0.499cm" svg:height="1.098cm" svg:x="16.589cm" svg:y="8.3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8" draw:text-style-name="P8" draw:layer="layout" svg:x1="13.2cm" svg:y1="8.389cm" svg:x2="16.69cm" svg:y2="8.396cm">
          <text:p/>
        </draw:line>
        <draw:line draw:style-name="gr8" draw:text-style-name="P8" draw:layer="layout" svg:x1="16.678cm" svg:y1="9.296cm" svg:x2="13.2cm" svg:y2="9.297cm">
          <text:p/>
        </draw:line>
        <draw:custom-shape draw:style-name="gr5" draw:text-style-name="P2" draw:layer="layout" svg:width="3.968cm" svg:height="0.898cm" svg:x="13.208cm" svg:y="9.585cm">
          <text:p text:style-name="P4"><text:span text:style-name="T10">出金を記録する</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8" draw:text-style-name="P8" draw:layer="layout" svg:x1="13.2cm" svg:y1="10.484cm" svg:x2="20.589cm" svg:y2="10.485cm">
          <text:p/>
        </draw:line>
        <draw:custom-shape draw:style-name="gr32" draw:text-style-name="P13" draw:layer="layout" svg:width="0.499cm" svg:height="1.098cm" svg:x="20.589cm" svg:y="10.5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8" draw:text-style-name="P8" draw:layer="layout" svg:x1="20.576cm" svg:y1="11.484cm" svg:x2="13.187cm" svg:y2="11.485cm">
          <text:p/>
        </draw:line>
        <draw:line draw:style-name="gr8" draw:text-style-name="P8" draw:layer="layout" svg:x1="12.789cm" svg:y1="11.895cm" svg:x2="9.189cm" svg:y2="11.896cm">
          <text:p/>
        </draw:line>
        <draw:line draw:style-name="gr8" draw:text-style-name="P8" draw:layer="layout" svg:x1="8.588cm" svg:y1="12.3cm" svg:x2="4.988cm" svg:y2="12.301cm">
          <text:p/>
        </draw:line>
        <presentation:notes draw:style-name="dp2">
          <draw:page-thumbnail draw:style-name="gr2" draw:layer="layout" svg:width="19.797cm" svg:height="11.136cm" svg:x="0.601cm" svg:y="2.257cm" draw:page-number="6" presentation:class="page"/>
          <draw:frame presentation:style-name="pr6" draw:text-style-name="P5" draw:layer="layout" svg:width="16.799cm" svg:height="13.364cm" svg:x="2.1cm" svg:y="14.107cm" presentation:class="notes" presentation:placeholder="true">
            <draw:text-box/>
          </draw:frame>
        </presentation:notes>
      </draw:page>
      <draw:page draw:name="ステートマシン図" draw:style-name="dp1" draw:master-page-name="Title_2c__20_Content" presentation:presentation-page-layout-name="AL2T11">
        <office:forms form:automatic-focus="false" form:apply-design-mode="false"/>
        <draw:frame draw:name="PlaceHolder 1" presentation:style-name="pr4" draw:text-style-name="P2" draw:layer="layout" svg:width="25.198cm" svg:height="1.478cm" svg:x="1.4cm" svg:y="0.075cm" presentation:class="title" presentation:user-transformed="true">
          <draw:text-box>
            <text:p text:style-name="P1"><text:span text:style-name="T8">ステートマシン図</text:span></text:p>
          </draw:text-box>
        </draw:frame>
        <draw:frame draw:name="PlaceHolder 2" presentation:style-name="pr5" draw:text-style-name="P7" draw:layer="layout" svg:width="25.198cm" svg:height="2.714cm" svg:x="1.4cm" svg:y="1.785cm" presentation:class="outline" presentation:user-transformed="true">
          <draw:text-box>
            <text:list text:style-name="L2">
              <text:list-item>
                <text:p text:style-name="P6"><text:span text:style-name="T9">システムの状態がどのような条件のときに別の状態に遷移するかを表した図</text:span></text:p>
              </text:list-item>
              <text:list-item>
                <text:p text:style-name="P6"><text:span text:style-name="T9">実装設計で使われることが多い</text:span></text:p>
              </text:list-item>
              <text:list-item>
                <text:p text:style-name="P6"><text:span text:style-name="T9">ステートマシン図の例</text:span></text:p>
              </text:list-item>
            </text:list>
          </draw:text-box>
        </draw:frame>
        <draw:custom-shape draw:style-name="gr1" draw:text-style-name="P2" draw:layer="layout" svg:width="2.643cm" svg:height="0.898cm" svg:x="12.528cm" svg:y="14.902cm">
          <text:p text:style-name="P4"><text:span text:style-name="T3">- </text:span><text:span text:style-name="T3"><text:page-number>&lt;番号&gt;</text:page-number></text:span><text:span text:style-name="T3"><text:s/></text:span><text:span text:style-name="T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 draw:text-style-name="P2" draw:layer="layout" svg:width="2.643cm" svg:height="0.898cm" svg:x="12.528cm" svg:y="14.903cm">
          <text:p text:style-name="P4"><text:span text:style-name="T3">- </text:span><text:span text:style-name="T3"><text:page-number>&lt;番号&gt;</text:page-number></text:span><text:span text:style-name="T3"><text:s/></text:span><text:span text:style-name="T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 draw:text-style-name="P10" draw:layer="layout" svg:width="0.499cm" svg:height="0.499cm" svg:x="7.038cm" svg:y="7.0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3" draw:text-style-name="P8" draw:layer="layout" svg:width="2.498cm" svg:height="1.099cm" svg:x="12.801cm" svg:y="6.601cm">
          <text:p/>
          <draw:enhanced-geometry draw:mirror-horizontal="false" draw:mirror-vertical="false" svg:viewBox="0 0 0 0" drawooo:sub-view-size="2501 1102" draw:text-areas="0 0 ?f0 ?f1" draw:type="ooxml-non-primitive" draw:enhanced-path="M 183 0 L 184 0 C 151 0 120 8 92 25 64 41 41 64 25 92 8 120 0 151 0 184 L 0 917 0 918 C 0 950 8 981 25 1009 41 1037 64 1060 92 1076 120 1093 151 1101 184 1101 L 2316 1101 2317 1101 C 2349 1101 2380 1093 2408 1076 2436 1060 2459 1037 2475 1009 2492 981 2500 950 2500 918 L 2500 183 2500 184 2500 184 C 2500 151 2492 120 2475 92 2459 64 2436 41 2408 25 2380 8 2349 0 2317 0 L 183 0 N">
            <draw:equation draw:name="f0" draw:formula="logwidth"/>
            <draw:equation draw:name="f1" draw:formula="logheight"/>
          </draw:enhanced-geometry>
        </draw:custom-shape>
        <draw:custom-shape draw:style-name="gr34" draw:text-style-name="P11" draw:layer="layout" svg:width="2.372cm" svg:height="0.805cm" svg:x="12.927cm" svg:y="6.8cm">
          <text:p text:style-name="P4"><text:span text:style-name="T11">出金可能</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 draw:text-style-name="P8" draw:layer="layout" svg:width="2.498cm" svg:height="1.099cm" svg:x="12.8cm" svg:y="11.3cm">
          <text:p/>
          <draw:enhanced-geometry draw:mirror-horizontal="false" draw:mirror-vertical="false" svg:viewBox="0 0 0 0" drawooo:sub-view-size="2501 1102" draw:text-areas="0 0 ?f0 ?f1" draw:type="ooxml-non-primitive" draw:enhanced-path="M 183 0 L 184 0 C 151 0 120 8 92 25 64 41 41 64 25 92 8 120 0 151 0 184 L 0 917 0 918 C 0 950 8 981 25 1009 41 1037 64 1060 92 1076 120 1093 151 1101 184 1101 L 2316 1101 2317 1101 C 2349 1101 2380 1093 2408 1076 2436 1060 2459 1037 2475 1009 2492 981 2500 950 2500 918 L 2500 183 2500 184 2500 184 C 2500 151 2492 120 2475 92 2459 64 2436 41 2408 25 2380 8 2349 0 2317 0 L 183 0 N">
            <draw:equation draw:name="f0" draw:formula="logwidth"/>
            <draw:equation draw:name="f1" draw:formula="logheight"/>
          </draw:enhanced-geometry>
        </draw:custom-shape>
        <draw:custom-shape draw:style-name="gr5" draw:text-style-name="P2" draw:layer="layout" svg:width="2.194cm" svg:height="0.805cm" svg:x="12.926cm" svg:y="11.499cm">
          <text:p text:style-name="P4"><text:span text:style-name="T11">出金不可</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 draw:text-style-name="P8" draw:layer="layout" svg:width="2.498cm" svg:height="1.099cm" svg:x="18.6cm" svg:y="9cm">
          <text:p/>
          <draw:enhanced-geometry draw:mirror-horizontal="false" draw:mirror-vertical="false" svg:viewBox="0 0 0 0" drawooo:sub-view-size="2501 1102" draw:text-areas="0 0 ?f0 ?f1" draw:type="ooxml-non-primitive" draw:enhanced-path="M 183 0 L 184 0 C 151 0 120 8 92 25 64 41 41 64 25 92 8 120 0 151 0 184 L 0 917 0 918 C 0 950 8 981 25 1009 41 1037 64 1060 92 1076 120 1093 151 1101 184 1101 L 2316 1101 2317 1101 C 2349 1101 2380 1093 2408 1076 2436 1060 2459 1037 2475 1009 2492 981 2500 950 2500 918 L 2500 183 2500 184 2500 184 C 2500 151 2492 120 2475 92 2459 64 2436 41 2408 25 2380 8 2349 0 2317 0 L 183 0 N">
            <draw:equation draw:name="f0" draw:formula="logwidth"/>
            <draw:equation draw:name="f1" draw:formula="logheight"/>
          </draw:enhanced-geometry>
        </draw:custom-shape>
        <draw:custom-shape draw:style-name="gr35" draw:text-style-name="P11" draw:layer="layout" svg:width="2.371cm" svg:height="0.805cm" svg:x="18.727cm" svg:y="9.199cm">
          <text:p text:style-name="P4"><text:span text:style-name="T11">口座凍結</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8" draw:text-style-name="P8" draw:layer="layout" svg:x1="7.534cm" svg:y1="7.203cm" svg:x2="12.801cm" svg:y2="7.2cm">
          <text:p/>
        </draw:line>
        <draw:custom-shape draw:style-name="gr1" draw:text-style-name="P2" draw:layer="layout" svg:width="3.464cm" svg:height="0.805cm" svg:x="7.394cm" svg:y="6.3cm">
          <text:p text:style-name="P4"><text:span text:style-name="T11">口座を開設する</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 draw:text-style-name="P8" draw:layer="layout" svg:width="0.999cm" svg:height="0.999cm" svg:x="13.5cm" svg:y="9.1cm">
          <text:p/>
          <draw:enhanced-geometry draw:mirror-horizontal="false" draw:mirror-vertical="false" svg:viewBox="0 0 0 0" drawooo:sub-view-size="21600 21600" draw:text-areas="0 0 ?f0 ?f1" draw:type="ooxml-non-primitive" draw:enhanced-path="M 10800 0 L 21600 10800 10800 21600 0 10800 10800 0 Z N">
            <draw:equation draw:name="f0" draw:formula="logwidth"/>
            <draw:equation draw:name="f1" draw:formula="logheight"/>
          </draw:enhanced-geometry>
        </draw:custom-shape>
        <draw:line draw:style-name="gr8" draw:text-style-name="P8" draw:layer="layout" svg:x1="14cm" svg:y1="7.7cm" svg:x2="14.001cm" svg:y2="9.2cm">
          <text:p/>
        </draw:line>
        <draw:custom-shape draw:style-name="gr5" draw:text-style-name="P2" draw:layer="layout" svg:width="2.194cm" svg:height="0.805cm" svg:x="13.9cm" svg:y="7.894cm">
          <text:p text:style-name="P4"><text:span text:style-name="T11">出金する</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9" draw:text-style-name="P8" draw:layer="layout" svg:width="3.499cm" svg:height="2.499cm" svg:x="10cm" svg:y="7.2cm">
          <text:p/>
          <draw:enhanced-geometry draw:mirror-horizontal="false" draw:mirror-vertical="false" svg:viewBox="0 0 0 0" drawooo:sub-view-size="3501 2501" draw:text-areas="0 0 ?f0 ?f1" draw:type="ooxml-non-primitive" draw:enhanced-path="M 3500 2500 L 0 2500 0 0 2800 0 N">
            <draw:equation draw:name="f0" draw:formula="logwidth"/>
            <draw:equation draw:name="f1" draw:formula="logheight"/>
          </draw:enhanced-geometry>
        </draw:custom-shape>
        <draw:custom-shape draw:style-name="gr1" draw:text-style-name="P2" draw:layer="layout" svg:width="2.194cm" svg:height="0.805cm" svg:x="11.201cm" svg:y="8.994cm">
          <text:p text:style-name="P4"><text:span text:style-name="T11">残高＞０</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8" draw:text-style-name="P8" draw:layer="layout" svg:x1="14.006cm" svg:y1="10.088cm" svg:x2="14.007cm" svg:y2="11.299cm">
          <text:p/>
        </draw:line>
        <draw:custom-shape draw:style-name="gr5" draw:text-style-name="P2" draw:layer="layout" svg:width="2.194cm" svg:height="0.805cm" svg:x="13.906cm" svg:y="10.082cm">
          <text:p text:style-name="P4"><text:span text:style-name="T11">残高＝０</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9" draw:text-style-name="P8" draw:layer="layout" svg:width="3.5cm" svg:height="4.499cm" svg:x="9.3cm" svg:y="7.2cm">
          <text:p/>
          <draw:enhanced-geometry draw:mirror-horizontal="false" draw:mirror-vertical="false" svg:viewBox="0 0 0 0" drawooo:sub-view-size="3502 4501" draw:text-areas="0 0 ?f0 ?f1" draw:type="ooxml-non-primitive" draw:enhanced-path="M 3500 4500 L 0 4500 0 0 3501 0 N">
            <draw:equation draw:name="f0" draw:formula="logwidth"/>
            <draw:equation draw:name="f1" draw:formula="logheight"/>
          </draw:enhanced-geometry>
        </draw:custom-shape>
        <draw:custom-shape draw:style-name="gr1" draw:text-style-name="P2" draw:layer="layout" svg:width="2.194cm" svg:height="0.805cm" svg:x="10.5cm" svg:y="10.994cm">
          <text:p text:style-name="P4"><text:span text:style-name="T11">入金する</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9" draw:text-style-name="P8" draw:layer="layout" svg:width="4.499cm" svg:height="1.799cm" svg:x="15.3cm" svg:y="7.2cm">
          <text:p/>
          <draw:enhanced-geometry draw:mirror-horizontal="false" draw:mirror-vertical="false" svg:viewBox="0 0 0 0" drawooo:sub-view-size="4501 1801" draw:text-areas="0 0 ?f0 ?f1" draw:type="ooxml-non-primitive" draw:enhanced-path="M 0 0 L 4500 0 4500 1800 N">
            <draw:equation draw:name="f0" draw:formula="logwidth"/>
            <draw:equation draw:name="f1" draw:formula="logheight"/>
          </draw:enhanced-geometry>
        </draw:custom-shape>
        <draw:custom-shape draw:style-name="gr9" draw:text-style-name="P8" draw:layer="layout" svg:width="4.499cm" svg:height="1.799cm" svg:x="15.383cm" svg:y="10.088cm">
          <text:p/>
          <draw:enhanced-geometry draw:mirror-horizontal="false" draw:mirror-vertical="false" svg:viewBox="0 0 0 0" drawooo:sub-view-size="4501 1801" draw:text-areas="0 0 ?f0 ?f1" draw:type="ooxml-non-primitive" draw:enhanced-path="M 0 1800 L 4500 1800 4500 0 N">
            <draw:equation draw:name="f0" draw:formula="logwidth"/>
            <draw:equation draw:name="f1" draw:formula="logheight"/>
          </draw:enhanced-geometry>
        </draw:custom-shape>
        <draw:custom-shape draw:style-name="gr1" draw:text-style-name="P2" draw:layer="layout" svg:width="3.888cm" svg:height="0.805cm" svg:x="15.156cm" svg:y="6.494cm">
          <text:p text:style-name="P4"><text:span text:style-name="T11">休眠期間≧２０年</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 draw:text-style-name="P2" draw:layer="layout" svg:width="3.888cm" svg:height="0.805cm" svg:x="15.157cm" svg:y="11.194cm">
          <text:p text:style-name="P4"><text:span text:style-name="T11">休眠期間≧２０年</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7cm" svg:height="11.136cm" svg:x="0.601cm" svg:y="2.257cm" draw:page-number="7" presentation:class="page"/>
          <draw:frame presentation:style-name="pr6" draw:text-style-name="P5" draw:layer="layout" svg:width="16.799cm" svg:height="13.364cm" svg:x="2.1cm" svg:y="14.107cm" presentation:class="notes" presentation:placeholder="true">
            <draw:text-box/>
          </draw:frame>
        </presentation:notes>
      </draw:page>
      <draw:page draw:name="page8" draw:style-name="dp1" draw:master-page-name="Title_2c__20_Content" presentation:presentation-page-layout-name="AL2T11">
        <office:forms form:automatic-focus="false" form:apply-design-mode="false"/>
        <draw:frame draw:name="PlaceHolder 4" presentation:style-name="pr4" draw:text-style-name="P2" draw:layer="layout" svg:width="25.198cm" svg:height="1.478cm" svg:x="1.4cm" svg:y="0.075cm" presentation:class="title" presentation:user-transformed="true">
          <draw:text-box>
            <text:p text:style-name="P1"><text:span text:style-name="T4">参考情報</text:span></text:p>
          </draw:text-box>
        </draw:frame>
        <draw:frame draw:name="PlaceHolder 3" presentation:style-name="pr5" draw:text-style-name="P14" draw:layer="layout" svg:width="25.198cm" svg:height="13.714cm" svg:x="1.4cm" svg:y="1.785cm" presentation:class="outline" presentation:user-transformed="true">
          <draw:text-box>
            <text:list text:style-name="L2">
              <text:list-item>
                <text:p text:style-name="P6"><text:span text:style-name="T14">Cacoo</text:span><text:span text:style-name="T14">ブログ </text:span><text:span text:style-name="T14">UML</text:span><text:span text:style-name="T14">とは？</text:span><text:span text:style-name="T14"><text:line-break/></text:span><text:span text:style-name="T14"><text:a xlink:href="https://cacoo.com/ja/blog/what-is-uml/#i-2" xlink:type="simple">https://cacoo.com/ja/blog/what-is-uml/#i-2</text:a></text:span><text:span text:style-name="T14"><text:line-break/></text:span><text:span text:style-name="T6">初心者向けに分かりやすく解説している</text:span></text:p>
              </text:list-item>
              <text:list-item>
                <text:p text:style-name="P6"><text:span text:style-name="T15">ウィキペディア</text:span><text:span text:style-name="T15"><text:line-break/></text:span><text:span text:style-name="T15"><text:a xlink:href="https://ja.wikipedia.org/wiki/統一モデリング言語" xlink:type="simple">https://ja.wikipedia.org/wiki/統一モデリング言語</text:a></text:span><text:span text:style-name="T15"><text:line-break/></text:span><text:span text:style-name="T15"><text:line-break/></text:span><text:span text:style-name="T7"> </text:span></text:p>
              </text:list-item>
            </text:list>
          </draw:text-box>
        </draw:frame>
        <draw:custom-shape draw:style-name="gr36" draw:text-style-name="P11" draw:layer="layout" svg:width="2.643cm" svg:height="0.898cm" svg:x="12.528cm" svg:y="14.903cm">
          <text:p text:style-name="P4"><text:span text:style-name="T3">- </text:span><text:span text:style-name="T3"><text:page-number>&lt;番号&gt;</text:page-number></text:span><text:span text:style-name="T3"><text:s/></text:span><text:span text:style-name="T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8" presentation:class="page"/>
          <draw:frame presentation:style-name="pr6"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Arial1" svg:font-family="Arial"/>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MS ゴシック" svg:font-family="'MS ゴシック'" style:font-pitch="variable"/>
    <style:font-face style:name="MS ゴシック1" svg:font-family="'MS ゴシック'"/>
    <style:font-face style:name="Noto Sans" svg:font-family="'Noto Sans'" style:font-family-generic="roman" style:font-pitch="variable"/>
    <style:font-face style:name="Noto Sans CJK JP" svg:font-family="'Noto Sans CJK JP'" style:font-family-generic="system" style:font-pitch="variable"/>
    <style:font-face style:name="Noto Sans CJK JP1" svg:font-family="'Noto Sans CJK JP'" style:font-pitch="variable"/>
    <style:font-face style:name="Noto Serif CJK JP" svg:font-family="'Noto Serif CJK JP'" style:font-family-generic="system" style:font-pitch="variable"/>
  </office:font-face-decls>
  <office:styles>
    <draw:gradient draw:name="シェイプ" draw:style="rectangular" draw:cx="50%" draw:cy="50%" draw:start-color="#cccccc" draw:end-color="#ffffff" draw:start-intensity="100%" draw:end-intensity="100%" draw:angle="0deg" draw:border="0%"/>
    <draw:gradient draw:name="塗りつぶし" draw:style="linear" draw:start-color="#ffffff" draw:end-color="#cccccc" draw:start-intensity="100%" draw:end-intensity="100%" draw:angle="30deg" draw:border="0%"/>
    <draw:gradient draw:name="塗りつぶし_20__ff08_青_ff09_" draw:display-name="塗りつぶし （青）" draw:style="linear" draw:start-color="#729fcf" draw:end-color="#355269" draw:start-intensity="100%" draw:end-intensity="100%" draw:angle="30deg" draw:border="0%"/>
    <draw:gradient draw:name="塗りつぶし_ff08_緑_ff09_" draw:display-name="塗りつぶし（緑）" draw:style="linear" draw:start-color="#77bc65" draw:end-color="#127622" draw:start-intensity="100%" draw:end-intensity="100%" draw:angle="30deg" draw:border="0%"/>
    <draw:gradient draw:name="塗りつぶし_ff08_赤_ff09_" draw:display-name="塗りつぶし（赤）" draw:style="linear" draw:start-color="#ff6d6d" draw:end-color="#c9211e" draw:start-intensity="100%" draw:end-intensity="100%" draw:angle="30deg" draw:border="0%"/>
    <draw:gradient draw:name="塗りつぶし_ff08_黄_ff09_" draw:display-name="塗りつぶし（黄）" draw:style="linear" draw:start-color="#ffde59" draw:end-color="#b47804" draw:start-intensity="100%" draw:end-intensity="100%" draw:angle="30deg" draw:border="0%"/>
    <draw:marker draw:name="Arrow" svg:viewBox="0 0 20 30" svg:d="M10 0l-10 30h20z"/>
    <draw:marker draw:name="msArrowEnd_20_5" draw:display-name="msArrowEnd 5" svg:viewBox="0 0 300 300" svg:d="M150 0l150 300h-300z"/>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Noto Serif CJK JP" style:font-size-asian="24pt" style:language-asian="ja" style:country-asian="JP" style:font-name-complex="Droid Sans Fallback"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JP" style:font-family-asian="'Noto Sans CJK JP'"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loext:opacity="100%"/>
    </style:style>
    <style:style style:name="Filled_20_Green" style:display-name="Filled Green" style:family="graphic" style:parent-style-name="Filled">
      <style:graphic-properties draw:fill-gradient-name="塗りつぶし_ff08_緑_ff09_"/>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loext:opacity="100%"/>
    </style:style>
    <style:style style:name="Filled_20_Yellow" style:display-name="Filled Yellow" style:family="graphic" style:parent-style-name="Filled">
      <style:graphic-properties draw:fill-gradient-name="塗りつぶし_ff08_黄_ff09_"/>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Lines">
      <style:graphic-properties svg:stroke-color="#355269"/>
      <style:text-properties fo:color="#355269" loext:opacity="100%"/>
    </style:style>
    <style:style style:name="Outlined_20_Green" style:display-name="Outlined Green" style:family="graphic" style:parent-style-name="Lines">
      <style:graphic-properties svg:stroke-color="#127622"/>
      <style:text-properties fo:color="#127622" loext:opacity="100%"/>
    </style:style>
    <style:style style:name="Outlined_20_Red" style:display-name="Outlined Red" style:family="graphic" style:parent-style-name="Lines">
      <style:graphic-properties svg:stroke-color="#c9211e"/>
      <style:text-properties fo:color="#c9211e" loext:opacity="100%"/>
    </style:style>
    <style:style style:name="Outlined_20_Yellow" style:display-name="Outlined Yellow" style:family="graphic" style:parent-style-name="Lines">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none"/>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JP" style:font-family-asian="'Noto Sans CJK JP'"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JP" style:font-family-asian="'Noto Sans CJK JP'"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JP" style:font-family-asian="'Noto Sans CJK JP'"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JP" style:font-family-asian="'Noto Sans CJK JP'"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background" style:display-name="Title, Content-background" style:family="presentation">
      <style:graphic-properties draw:stroke="none" draw:fill="none"/>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JP" style:font-family-asian="'Noto Sans CJK JP'"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false" style:shrink-to-fit="true">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JP" style:font-family-asian="'Noto Sans CJK JP'"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1cm" fo:margin-bottom="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1cm" fo:margin-bottom="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1cm" fo:margin-bottom="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1cm" fo:margin-bottom="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1cm" fo:margin-bottom="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JP" style:font-family-asian="'Noto Sans CJK JP'"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JP" style:font-family-asian="'Noto Sans CJK JP'"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002cm" fo:page-height="15.752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Title_20_Slide-backgroundobjects">
      <style:graphic-properties draw:stroke="none" draw:fill="none" draw:fill-color="#ffffff" draw:auto-grow-height="false" fo:min-height="1.485cm"/>
      <style:paragraph-properties style:writing-mode="lr-tb"/>
    </style:style>
    <style:style style:name="Mpr2"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Title_2c__20_Content-backgroundobjects">
      <style:graphic-properties draw:stroke="none" draw:fill="none" draw:fill-color="#ffffff" draw:auto-grow-height="false" fo:min-height="1.485cm"/>
      <style:paragraph-properties style:writing-mode="lr-tb"/>
    </style:style>
    <style:style style:name="Mpr4" style:family="presentation" style:parent-style-name="Title_2c__20_Conten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style:handout-master>
    <style:master-page style:name="Title_20_Slide" style:display-name="Title Slide" style:page-layout-name="PM1" draw:style-name="Mdp1">
      <draw:frame draw:name="PlaceHolder 1" presentation:style-name="Title_20_Slide-title" draw:layer="backgroundobjects" svg:width="25.198cm" svg:height="2.628cm" svg:x="1.4cm" svg:y="0.628cm" presentation:class="title" presentation:placeholder="true" presentation:user-transformed="true">
        <draw:text-box/>
      </draw:frame>
      <draw:frame presentation:style-name="Title_20_Slide-outline1" draw:layer="backgroundobjects" svg:width="25.2cm" svg:height="9.135cm" svg:x="1.4cm" svg:y="3.685cm" presentation:class="outline" presentation:placeholder="true">
        <draw:text-box/>
      </draw:frame>
      <presentation:notes style:page-layout-name="PM0">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Title_2c__20_Content" style:display-name="Title, Content" style:page-layout-name="PM1" draw:style-name="Mdp1">
      <draw:frame draw:name="PlaceHolder 1" presentation:style-name="Title_2c__20_Content-title" draw:layer="backgroundobjects" svg:width="25.198cm" svg:height="2.628cm" svg:x="1.4cm" svg:y="0.628cm" presentation:class="title" presentation:placeholder="true" presentation:user-transformed="true">
        <draw:text-box/>
      </draw:frame>
      <draw:frame draw:name="PlaceHolder 2" presentation:style-name="Title_2c__20_Content-outline1" draw:layer="backgroundobjects" svg:width="25.198cm" svg:height="9.133cm" svg:x="1.4cm" svg:y="3.685cm" presentation:class="outline" presentation:placeholder="true" presentation:user-transformed="true">
        <draw:text-box/>
      </draw:frame>
      <presentation:notes style:page-layout-name="PM0">
        <draw:page-thumbnail presentation:style-name="Title_2c__20_Content-title" draw:layer="backgroundobjects" svg:width="19.797cm" svg:height="11.136cm" svg:x="0.601cm" svg:y="2.257cm" presentation:class="page"/>
        <draw:frame presentation:style-name="Title_2c__20_Conten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5-29T20:33:01</meta:creation-date>
    <dc:language>ja-JP</dc:language>
    <dc:date>2022-06-03T08:18:41.873753905</dc:date>
    <meta:editing-cycles>17</meta:editing-cycles>
    <meta:editing-duration>PT1H23M25S</meta:editing-duration>
    <meta:generator>LibreOffice/7.2.7.2$Linux_X86_64 LibreOffice_project/20$Build-2</meta:generator>
    <meta:document-statistic meta:object-count="201"/>
    <meta:user-defined meta:name="AppVersion">15.0000</meta:user-defined>
  </office:meta>
</office:document-meta>
</file>